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66ff66"/>
    </style:style>
    <style:style style:name="ce11" style:family="table-cell" style:parent-style-name="Default">
      <style:table-cell-properties fo:background-color="#99ff66"/>
      <style:text-properties fo:color="#000000"/>
    </style:style>
    <style:style style:name="ce12" style:family="table-cell" style:parent-style-name="Default">
      <style:table-cell-properties fo:background-color="#99ff99"/>
    </style:style>
    <style:style style:name="ce13" style:family="table-cell" style:parent-style-name="Default">
      <style:table-cell-properties fo:background-color="#99ff66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7"/>
        <table:table-column table:style-name="co3" table:number-columns-repeated="1019" table:default-cell-style-name="Default"/>
        <table:table-row table:style-name="ro1">
          <table:table-cell table:number-columns-repeated="4"/>
          <table:table-cell table:style-name="Default"/>
          <table:table-cell/>
          <table:table-cell table:formula="of:=[.H1]*2" office:value-type="float" office:value="2147483648" calcext:value-type="float">
            <text:p>2147483648</text:p>
          </table:table-cell>
          <table:table-cell table:formula="of:=[.I1]*2" office:value-type="float" office:value="1073741824" calcext:value-type="float">
            <text:p>1073741824</text:p>
          </table:table-cell>
          <table:table-cell table:formula="of:=[.J1]*2" office:value-type="float" office:value="536870912" calcext:value-type="float">
            <text:p>536870912</text:p>
          </table:table-cell>
          <table:table-cell table:formula="of:=[.K1]*2" office:value-type="float" office:value="268435456" calcext:value-type="float">
            <text:p>268435456</text:p>
          </table:table-cell>
          <table:table-cell table:formula="of:=[.L1]*2" office:value-type="float" office:value="134217728" calcext:value-type="float">
            <text:p>134217728</text:p>
          </table:table-cell>
          <table:table-cell table:formula="of:=[.M1]*2" office:value-type="float" office:value="67108864" calcext:value-type="float">
            <text:p>67108864</text:p>
          </table:table-cell>
          <table:table-cell table:formula="of:=[.N1]*2" office:value-type="float" office:value="33554432" calcext:value-type="float">
            <text:p>33554432</text:p>
          </table:table-cell>
          <table:table-cell table:formula="of:=[.O1]*2" office:value-type="float" office:value="16777216" calcext:value-type="float">
            <text:p>16777216</text:p>
          </table:table-cell>
          <table:table-cell table:formula="of:=[.P1]*2" office:value-type="float" office:value="8388608" calcext:value-type="float">
            <text:p>8388608</text:p>
          </table:table-cell>
          <table:table-cell table:formula="of:=[.Q1]*2" office:value-type="float" office:value="4194304" calcext:value-type="float">
            <text:p>4194304</text:p>
          </table:table-cell>
          <table:table-cell table:formula="of:=[.R1]*2" office:value-type="float" office:value="2097152" calcext:value-type="float">
            <text:p>2097152</text:p>
          </table:table-cell>
          <table:table-cell table:formula="of:=[.S1]*2" office:value-type="float" office:value="1048576" calcext:value-type="float">
            <text:p>1048576</text:p>
          </table:table-cell>
          <table:table-cell table:formula="of:=[.T1]*2" office:value-type="float" office:value="524288" calcext:value-type="float">
            <text:p>524288</text:p>
          </table:table-cell>
          <table:table-cell table:formula="of:=[.U1]*2" office:value-type="float" office:value="262144" calcext:value-type="float">
            <text:p>262144</text:p>
          </table:table-cell>
          <table:table-cell table:formula="of:=[.V1]*2" office:value-type="float" office:value="131072" calcext:value-type="float">
            <text:p>131072</text:p>
          </table:table-cell>
          <table:table-cell table:formula="of:=[.W1]*2" office:value-type="float" office:value="65536" calcext:value-type="float">
            <text:p>65536</text:p>
          </table:table-cell>
          <table:table-cell table:formula="of:=[.X1]*2" office:value-type="float" office:value="32768" calcext:value-type="float">
            <text:p>32768</text:p>
          </table:table-cell>
          <table:table-cell table:formula="of:=[.Y1]*2" office:value-type="float" office:value="16384" calcext:value-type="float">
            <text:p>16384</text:p>
          </table:table-cell>
          <table:table-cell table:formula="of:=[.Z1]*2" office:value-type="float" office:value="8192" calcext:value-type="float">
            <text:p>8192</text:p>
          </table:table-cell>
          <table:table-cell table:formula="of:=[.AA1]*2" office:value-type="float" office:value="4096" calcext:value-type="float">
            <text:p>4096</text:p>
          </table:table-cell>
          <table:table-cell table:formula="of:=[.AB1]*2" office:value-type="float" office:value="2048" calcext:value-type="float">
            <text:p>2048</text:p>
          </table:table-cell>
          <table:table-cell table:formula="of:=[.AC1]*2" office:value-type="float" office:value="1024" calcext:value-type="float">
            <text:p>1024</text:p>
          </table:table-cell>
          <table:table-cell table:formula="of:=[.AD1]*2" office:value-type="float" office:value="512" calcext:value-type="float">
            <text:p>512</text:p>
          </table:table-cell>
          <table:table-cell table:formula="of:=[.AE1]*2" office:value-type="float" office:value="256" calcext:value-type="float">
            <text:p>256</text:p>
          </table:table-cell>
          <table:table-cell table:formula="of:=[.AF1]*2" office:value-type="float" office:value="128" calcext:value-type="float">
            <text:p>128</text:p>
          </table:table-cell>
          <table:table-cell table:formula="of:=[.AG1]*2" office:value-type="float" office:value="64" calcext:value-type="float">
            <text:p>64</text:p>
          </table:table-cell>
          <table:table-cell table:formula="of:=[.AH1]*2" office:value-type="float" office:value="32" calcext:value-type="float">
            <text:p>32</text:p>
          </table:table-cell>
          <table:table-cell table:formula="of:=[.AI1]*2" office:value-type="float" office:value="16" calcext:value-type="float">
            <text:p>16</text:p>
          </table:table-cell>
          <table:table-cell table:formula="of:=[.AJ1]*2" office:value-type="float" office:value="8" calcext:value-type="float">
            <text:p>8</text:p>
          </table:table-cell>
          <table:table-cell table:formula="of:=[.AK1]*2" office:value-type="float" office:value="4" calcext:value-type="float">
            <text:p>4</text:p>
          </table:table-cell>
          <table:table-cell table:formula="of:=[.AL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Ctrl_Hex</text:p>
          </table:table-cell>
          <table:table-cell office:value-type="string" calcext:value-type="string">
            <text:p>Ctrl_int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HLT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JLT</text:p>
          </table:table-cell>
          <table:table-cell office:value-type="string" calcext:value-type="string">
            <text:p>JGT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O_WR</text:p>
          </table:table-cell>
          <table:table-cell office:value-type="string" calcext:value-type="string">
            <text:p>IO_RD</text:p>
          </table:table-cell>
          <table:table-cell office:value-type="string" calcext:value-type="string">
            <text:p>LD_COUNT</text:p>
          </table:table-cell>
          <table:table-cell office:value-type="string" calcext:value-type="string">
            <text:p>ROM_RD</text:p>
          </table:table-cell>
          <table:table-cell office:value-type="string" calcext:value-type="string">
            <text:p>RAM_RD</text:p>
          </table:table-cell>
          <table:table-cell office:value-type="string" calcext:value-type="string">
            <text:p>RAM_WR</text:p>
          </table:table-cell>
          <table:table-cell office:value-type="string" calcext:value-type="string">
            <text:p>HI_WR</text:p>
          </table:table-cell>
          <table:table-cell office:value-type="string" calcext:value-type="string">
            <text:p>LO_WR</text:p>
          </table:table-cell>
          <table:table-cell office:value-type="string" calcext:value-type="string">
            <text:p>IR_WR</text:p>
          </table:table-cell>
          <table:table-cell office:value-type="string" calcext:value-type="string">
            <text:p>COUNT_INC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B_RD</text:p>
          </table:table-cell>
          <table:table-cell office:value-type="string" calcext:value-type="string">
            <text:p>B_WR</text:p>
          </table:table-cell>
          <table:table-cell office:value-type="string" calcext:value-type="string">
            <text:p>A_RD</text:p>
          </table:table-cell>
          <table:table-cell office:value-type="string" calcext:value-type="string">
            <text:p>A_WR</text:p>
          </table:table-cell>
          <table:table-cell office:value-type="string" calcext:value-type="string">
            <text:p>ALU_RD</text:p>
          </table:table-cell>
          <table:table-cell office:value-type="string" calcext:value-type="string">
            <text:p>ALU_FUN2</text:p>
          </table:table-cell>
          <table:table-cell office:value-type="string" calcext:value-type="string">
            <text:p>ALU_FUN1</text:p>
          </table:table-cell>
          <table:table-cell office:value-type="string" calcext:value-type="string">
            <text:p>ALU_FUN0</text:p>
          </table:table-cell>
          <table:table-cell office:value-type="string" calcext:value-type="string">
            <text:p>ALU_REG1</text:p>
          </table:table-cell>
          <table:table-cell office:value-type="string" calcext:value-type="string">
            <text:p>ALU_REG0</text:p>
          </table:table-cell>
          <table:table-cell office:value-type="string" calcext:value-type="string">
            <text:p>WC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3" office:value-type="string" calcext:value-type="string">
            <text:p>NIL</text:p>
          </table:table-cell>
          <table:table-cell table:formula="of:=DEC2HEX([.F5];8)" office:value-type="string" office:string-value="00042000" calcext:value-type="string">
            <text:p>00042000</text:p>
          </table:table-cell>
          <table:table-cell table:formula="of:=[.G5]*[.$G$1]+[.H5]*[.$H$1]+[.I5]*[.$I$1]+[.J5]*[.$J$1]+[.K5]*[.$K$1]+[.L5]*[.$L$1]+[.M5]*[.$M$1]+[.N5]*[.$N$1]+[.O5]*[.$O$1]+[.P5]*[.$P$1]+[.Q5]*[.$Q$1]+[.R5]*[.$R$1]+[.S5]*[.$S$1]+[.T5]*[.$T$1]+[.U5]*[.$U$1]+[.V5]*[.$V$1]+[.W5]*[.$W$1]+[.X5]*[.$X$1]+[.Y5]*[.$Y$1]+[.Z5]*[.$Z$1]+[.AA5]*[.$AA$1]+[.AB5]*[.$AB$1]+[.AC5]*[.$AC$1]+[.AD5]*[.$AD$1]+[.AE5]*[.$AE$1]+[.AF5]*[.$AF$1]+[.AG5]*[.$AG$1]+[.AH5]*[.$AH$1]+[.AI5]*[.$AI$1]+[.AJ5]*[.$AJ$1]+[.AK5]*[.$AK$1]+[.AL5]*[.$AL$1]" office:value-type="float" office:value="270336" calcext:value-type="float">
            <text:p>270336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];8)" office:value-type="string" office:string-value="00001000" calcext:value-type="string">
            <text:p>00001000</text:p>
          </table:table-cell>
          <table:table-cell table:formula="of:=[.G6]*[.$G$1]+[.H6]*[.$H$1]+[.I6]*[.$I$1]+[.J6]*[.$J$1]+[.K6]*[.$K$1]+[.L6]*[.$L$1]+[.M6]*[.$M$1]+[.N6]*[.$N$1]+[.O6]*[.$O$1]+[.P6]*[.$P$1]+[.Q6]*[.$Q$1]+[.R6]*[.$R$1]+[.S6]*[.$S$1]+[.T6]*[.$T$1]+[.U6]*[.$U$1]+[.V6]*[.$V$1]+[.W6]*[.$W$1]+[.X6]*[.$X$1]+[.Y6]*[.$Y$1]+[.Z6]*[.$Z$1]+[.AA6]*[.$AA$1]+[.AB6]*[.$AB$1]+[.AC6]*[.$AC$1]+[.AD6]*[.$AD$1]+[.AE6]*[.$AE$1]+[.AF6]*[.$AF$1]+[.AG6]*[.$AG$1]+[.AH6]*[.$AH$1]+[.AI6]*[.$AI$1]+[.AJ6]*[.$AJ$1]+[.AK6]*[.$AK$1]+[.AL6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formula="of:=DEC2HEX([.F7];8)" office:value-type="string" office:string-value="00000000" calcext:value-type="string">
            <text:p>00000000</text:p>
          </table:table-cell>
          <table:table-cell table:formula="of:=[.G7]*[.$G$1]+[.H7]*[.$H$1]+[.I7]*[.$I$1]+[.J7]*[.$J$1]+[.K7]*[.$K$1]+[.L7]*[.$L$1]+[.M7]*[.$M$1]+[.N7]*[.$N$1]+[.O7]*[.$O$1]+[.P7]*[.$P$1]+[.Q7]*[.$Q$1]+[.R7]*[.$R$1]+[.S7]*[.$S$1]+[.T7]*[.$T$1]+[.U7]*[.$U$1]+[.V7]*[.$V$1]+[.W7]*[.$W$1]+[.X7]*[.$X$1]+[.Y7]*[.$Y$1]+[.Z7]*[.$Z$1]+[.AA7]*[.$AA$1]+[.AB7]*[.$AB$1]+[.AC7]*[.$AC$1]+[.AD7]*[.$AD$1]+[.AE7]*[.$AE$1]+[.AF7]*[.$AF$1]+[.AG7]*[.$AG$1]+[.AH7]*[.$AH$1]+[.AI7]*[.$AI$1]+[.AJ7]*[.$AJ$1]+[.AK7]*[.$AK$1]+[.AL7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3" office:value-type="string" calcext:value-type="string">
            <text:p>78</text:p>
          </table:table-cell>
          <table:table-cell table:formula="of:=DEC2HEX([.F8];8)" office:value-type="string" office:string-value="00000480" calcext:value-type="string">
            <text:p>00000480</text:p>
          </table:table-cell>
          <table:table-cell table:formula="of:=[.G8]*[.$G$1]+[.H8]*[.$H$1]+[.I8]*[.$I$1]+[.J8]*[.$J$1]+[.K8]*[.$K$1]+[.L8]*[.$L$1]+[.M8]*[.$M$1]+[.N8]*[.$N$1]+[.O8]*[.$O$1]+[.P8]*[.$P$1]+[.Q8]*[.$Q$1]+[.R8]*[.$R$1]+[.S8]*[.$S$1]+[.T8]*[.$T$1]+[.U8]*[.$U$1]+[.V8]*[.$V$1]+[.W8]*[.$W$1]+[.X8]*[.$X$1]+[.Y8]*[.$Y$1]+[.Z8]*[.$Z$1]+[.AA8]*[.$AA$1]+[.AB8]*[.$AB$1]+[.AC8]*[.$AC$1]+[.AD8]*[.$AD$1]+[.AE8]*[.$AE$1]+[.AF8]*[.$AF$1]+[.AG8]*[.$AG$1]+[.AH8]*[.$AH$1]+[.AI8]*[.$AI$1]+[.AJ8]*[.$AJ$1]+[.AK8]*[.$AK$1]+[.AL8]*[.$AL$1]" office:value-type="float" office:value="1152" calcext:value-type="float">
            <text:p>1152</text:p>
          </table:table-cell>
          <table:table-cell table:number-columns-repeated="21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];8)" office:value-type="string" office:string-value="80000000" calcext:value-type="string">
            <text:p>80000000</text:p>
          </table:table-cell>
          <table:table-cell table:formula="of:=[.G9]*[.$G$1]+[.H9]*[.$H$1]+[.I9]*[.$I$1]+[.J9]*[.$J$1]+[.K9]*[.$K$1]+[.L9]*[.$L$1]+[.M9]*[.$M$1]+[.N9]*[.$N$1]+[.O9]*[.$O$1]+[.P9]*[.$P$1]+[.Q9]*[.$Q$1]+[.R9]*[.$R$1]+[.S9]*[.$S$1]+[.T9]*[.$T$1]+[.U9]*[.$U$1]+[.V9]*[.$V$1]+[.W9]*[.$W$1]+[.X9]*[.$X$1]+[.Y9]*[.$Y$1]+[.Z9]*[.$Z$1]+[.AA9]*[.$AA$1]+[.AB9]*[.$AB$1]+[.AC9]*[.$AC$1]+[.AD9]*[.$AD$1]+[.AE9]*[.$AE$1]+[.AF9]*[.$AF$1]+[.AG9]*[.$AG$1]+[.AH9]*[.$AH$1]+[.AI9]*[.$AI$1]+[.AJ9]*[.$AJ$1]+[.AK9]*[.$AK$1]+[.AL9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3" office:value-type="string" calcext:value-type="string">
            <text:p>47</text:p>
          </table:table-cell>
          <table:table-cell table:formula="of:=DEC2HEX([.F10];8)" office:value-type="string" office:string-value="00000300" calcext:value-type="string">
            <text:p>00000300</text:p>
          </table:table-cell>
          <table:table-cell table:formula="of:=[.G10]*[.$G$1]+[.H10]*[.$H$1]+[.I10]*[.$I$1]+[.J10]*[.$J$1]+[.K10]*[.$K$1]+[.L10]*[.$L$1]+[.M10]*[.$M$1]+[.N10]*[.$N$1]+[.O10]*[.$O$1]+[.P10]*[.$P$1]+[.Q10]*[.$Q$1]+[.R10]*[.$R$1]+[.S10]*[.$S$1]+[.T10]*[.$T$1]+[.U10]*[.$U$1]+[.V10]*[.$V$1]+[.W10]*[.$W$1]+[.X10]*[.$X$1]+[.Y10]*[.$Y$1]+[.Z10]*[.$Z$1]+[.AA10]*[.$AA$1]+[.AB10]*[.$AB$1]+[.AC10]*[.$AC$1]+[.AD10]*[.$AD$1]+[.AE10]*[.$AE$1]+[.AF10]*[.$AF$1]+[.AG10]*[.$AG$1]+[.AH10]*[.$AH$1]+[.AI10]*[.$AI$1]+[.AJ10]*[.$AJ$1]+[.AK10]*[.$AK$1]+[.AL10]*[.$AL$1]" office:value-type="float" office:value="768" calcext:value-type="float">
            <text:p>768</text:p>
          </table:table-cell>
          <table:table-cell table:style-name="ce9"/>
          <table:table-cell table:number-columns-repeated="21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1];8)" office:value-type="string" office:string-value="80000000" calcext:value-type="string">
            <text:p>80000000</text:p>
          </table:table-cell>
          <table:table-cell table:formula="of:=[.G11]*[.$G$1]+[.H11]*[.$H$1]+[.I11]*[.$I$1]+[.J11]*[.$J$1]+[.K11]*[.$K$1]+[.L11]*[.$L$1]+[.M11]*[.$M$1]+[.N11]*[.$N$1]+[.O11]*[.$O$1]+[.P11]*[.$P$1]+[.Q11]*[.$Q$1]+[.R11]*[.$R$1]+[.S11]*[.$S$1]+[.T11]*[.$T$1]+[.U11]*[.$U$1]+[.V11]*[.$V$1]+[.W11]*[.$W$1]+[.X11]*[.$X$1]+[.Y11]*[.$Y$1]+[.Z11]*[.$Z$1]+[.AA11]*[.$AA$1]+[.AB11]*[.$AB$1]+[.AC11]*[.$AC$1]+[.AD11]*[.$AD$1]+[.AE11]*[.$AE$1]+[.AF11]*[.$AF$1]+[.AG11]*[.$AG$1]+[.AH11]*[.$AH$1]+[.AI11]*[.$AI$1]+[.AJ11]*[.$AJ$1]+[.AK11]*[.$AK$1]+[.AL11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3" office:value-type="string" calcext:value-type="string">
            <text:p>67</text:p>
          </table:table-cell>
          <table:table-cell table:formula="of:=DEC2HEX([.F12];8)" office:value-type="string" office:string-value="00008100" calcext:value-type="string">
            <text:p>00008100</text:p>
          </table:table-cell>
          <table:table-cell table:formula="of:=[.G12]*[.$G$1]+[.H12]*[.$H$1]+[.I12]*[.$I$1]+[.J12]*[.$J$1]+[.K12]*[.$K$1]+[.L12]*[.$L$1]+[.M12]*[.$M$1]+[.N12]*[.$N$1]+[.O12]*[.$O$1]+[.P12]*[.$P$1]+[.Q12]*[.$Q$1]+[.R12]*[.$R$1]+[.S12]*[.$S$1]+[.T12]*[.$T$1]+[.U12]*[.$U$1]+[.V12]*[.$V$1]+[.W12]*[.$W$1]+[.X12]*[.$X$1]+[.Y12]*[.$Y$1]+[.Z12]*[.$Z$1]+[.AA12]*[.$AA$1]+[.AB12]*[.$AB$1]+[.AC12]*[.$AC$1]+[.AD12]*[.$AD$1]+[.AE12]*[.$AE$1]+[.AF12]*[.$AF$1]+[.AG12]*[.$AG$1]+[.AH12]*[.$AH$1]+[.AI12]*[.$AI$1]+[.AJ12]*[.$AJ$1]+[.AK12]*[.$AK$1]+[.AL12]*[.$AL$1]" office:value-type="float" office:value="33024" calcext:value-type="float">
            <text:p>33024</text:p>
          </table:table-cell>
          <table:table-cell table:style-name="ce2"/>
          <table:table-cell table:number-columns-repeated="15"/>
          <table:table-cell table:style-name="ce8" office:value-type="float" office:value="1" calcext:value-type="float">
            <text:p>1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];8)" office:value-type="string" office:string-value="80000000" calcext:value-type="string">
            <text:p>80000000</text:p>
          </table:table-cell>
          <table:table-cell table:formula="of:=[.G13]*[.$G$1]+[.H13]*[.$H$1]+[.I13]*[.$I$1]+[.J13]*[.$J$1]+[.K13]*[.$K$1]+[.L13]*[.$L$1]+[.M13]*[.$M$1]+[.N13]*[.$N$1]+[.O13]*[.$O$1]+[.P13]*[.$P$1]+[.Q13]*[.$Q$1]+[.R13]*[.$R$1]+[.S13]*[.$S$1]+[.T13]*[.$T$1]+[.U13]*[.$U$1]+[.V13]*[.$V$1]+[.W13]*[.$W$1]+[.X13]*[.$X$1]+[.Y13]*[.$Y$1]+[.Z13]*[.$Z$1]+[.AA13]*[.$AA$1]+[.AB13]*[.$AB$1]+[.AC13]*[.$AC$1]+[.AD13]*[.$AD$1]+[.AE13]*[.$AE$1]+[.AF13]*[.$AF$1]+[.AG13]*[.$AG$1]+[.AH13]*[.$AH$1]+[.AI13]*[.$AI$1]+[.AJ13]*[.$AJ$1]+[.AK13]*[.$AK$1]+[.AL13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3" office:value-type="string" calcext:value-type="string">
            <text:p>6F</text:p>
          </table:table-cell>
          <table:table-cell table:formula="of:=DEC2HEX([.F14];8)" office:value-type="string" office:string-value="00004100" calcext:value-type="string">
            <text:p>00004100</text:p>
          </table:table-cell>
          <table:table-cell table:formula="of:=[.G14]*[.$G$1]+[.H14]*[.$H$1]+[.I14]*[.$I$1]+[.J14]*[.$J$1]+[.K14]*[.$K$1]+[.L14]*[.$L$1]+[.M14]*[.$M$1]+[.N14]*[.$N$1]+[.O14]*[.$O$1]+[.P14]*[.$P$1]+[.Q14]*[.$Q$1]+[.R14]*[.$R$1]+[.S14]*[.$S$1]+[.T14]*[.$T$1]+[.U14]*[.$U$1]+[.V14]*[.$V$1]+[.W14]*[.$W$1]+[.X14]*[.$X$1]+[.Y14]*[.$Y$1]+[.Z14]*[.$Z$1]+[.AA14]*[.$AA$1]+[.AB14]*[.$AB$1]+[.AC14]*[.$AC$1]+[.AD14]*[.$AD$1]+[.AE14]*[.$AE$1]+[.AF14]*[.$AF$1]+[.AG14]*[.$AG$1]+[.AH14]*[.$AH$1]+[.AI14]*[.$AI$1]+[.AJ14]*[.$AJ$1]+[.AK14]*[.$AK$1]+[.AL14]*[.$AL$1]" office:value-type="float" office:value="16640" calcext:value-type="float">
            <text:p>16640</text:p>
          </table:table-cell>
          <table:table-cell table:style-name="ce2"/>
          <table:table-cell table:number-columns-repeated="16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];8)" office:value-type="string" office:string-value="80000000" calcext:value-type="string">
            <text:p>80000000</text:p>
          </table:table-cell>
          <table:table-cell table:formula="of:=[.G15]*[.$G$1]+[.H15]*[.$H$1]+[.I15]*[.$I$1]+[.J15]*[.$J$1]+[.K15]*[.$K$1]+[.L15]*[.$L$1]+[.M15]*[.$M$1]+[.N15]*[.$N$1]+[.O15]*[.$O$1]+[.P15]*[.$P$1]+[.Q15]*[.$Q$1]+[.R15]*[.$R$1]+[.S15]*[.$S$1]+[.T15]*[.$T$1]+[.U15]*[.$U$1]+[.V15]*[.$V$1]+[.W15]*[.$W$1]+[.X15]*[.$X$1]+[.Y15]*[.$Y$1]+[.Z15]*[.$Z$1]+[.AA15]*[.$AA$1]+[.AB15]*[.$AB$1]+[.AC15]*[.$AC$1]+[.AD15]*[.$AD$1]+[.AE15]*[.$AE$1]+[.AF15]*[.$AF$1]+[.AG15]*[.$AG$1]+[.AH15]*[.$AH$1]+[.AI15]*[.$AI$1]+[.AJ15]*[.$AJ$1]+[.AK15]*[.$AK$1]+[.AL15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A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10</text:p>
          </table:table-cell>
          <table:table-cell table:formula="of:=DEC2HEX([.F16];8)" office:value-type="string" office:string-value="00044000" calcext:value-type="string">
            <text:p>00044000</text:p>
          </table:table-cell>
          <table:table-cell table:formula="of:=[.G16]*[.$G$1]+[.H16]*[.$H$1]+[.I16]*[.$I$1]+[.J16]*[.$J$1]+[.K16]*[.$K$1]+[.L16]*[.$L$1]+[.M16]*[.$M$1]+[.N16]*[.$N$1]+[.O16]*[.$O$1]+[.P16]*[.$P$1]+[.Q16]*[.$Q$1]+[.R16]*[.$R$1]+[.S16]*[.$S$1]+[.T16]*[.$T$1]+[.U16]*[.$U$1]+[.V16]*[.$V$1]+[.W16]*[.$W$1]+[.X16]*[.$X$1]+[.Y16]*[.$Y$1]+[.Z16]*[.$Z$1]+[.AA16]*[.$AA$1]+[.AB16]*[.$AB$1]+[.AC16]*[.$AC$1]+[.AD16]*[.$AD$1]+[.AE16]*[.$AE$1]+[.AF16]*[.$AF$1]+[.AG16]*[.$AG$1]+[.AH16]*[.$AH$1]+[.AI16]*[.$AI$1]+[.AJ16]*[.$AJ$1]+[.AK16]*[.$AK$1]+[.AL16]*[.$AL$1]" office:value-type="float" office:value="278528" calcext:value-type="float">
            <text:p>278528</text:p>
          </table:table-cell>
          <table:table-cell table:style-name="ce9"/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17];8)" office:value-type="string" office:string-value="00001000" calcext:value-type="string">
            <text:p>00001000</text:p>
          </table:table-cell>
          <table:table-cell table:formula="of:=[.G17]*[.$G$1]+[.H17]*[.$H$1]+[.I17]*[.$I$1]+[.J17]*[.$J$1]+[.K17]*[.$K$1]+[.L17]*[.$L$1]+[.M17]*[.$M$1]+[.N17]*[.$N$1]+[.O17]*[.$O$1]+[.P17]*[.$P$1]+[.Q17]*[.$Q$1]+[.R17]*[.$R$1]+[.S17]*[.$S$1]+[.T17]*[.$T$1]+[.U17]*[.$U$1]+[.V17]*[.$V$1]+[.W17]*[.$W$1]+[.X17]*[.$X$1]+[.Y17]*[.$Y$1]+[.Z17]*[.$Z$1]+[.AA17]*[.$AA$1]+[.AB17]*[.$AB$1]+[.AC17]*[.$AC$1]+[.AD17]*[.$AD$1]+[.AE17]*[.$AE$1]+[.AF17]*[.$AF$1]+[.AG17]*[.$AG$1]+[.AH17]*[.$AH$1]+[.AI17]*[.$AI$1]+[.AJ17]*[.$AJ$1]+[.AK17]*[.$AK$1]+[.AL17]*[.$AL$1]" office:value-type="float" office:value="4096" calcext:value-type="float">
            <text:p>4096</text:p>
          </table:table-cell>
          <table:table-cell table:style-name="ce9"/>
          <table:table-cell table:number-columns-repeated="18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18];8)" office:value-type="string" office:string-value="00048000" calcext:value-type="string">
            <text:p>00048000</text:p>
          </table:table-cell>
          <table:table-cell table:formula="of:=[.G18]*[.$G$1]+[.H18]*[.$H$1]+[.I18]*[.$I$1]+[.J18]*[.$J$1]+[.K18]*[.$K$1]+[.L18]*[.$L$1]+[.M18]*[.$M$1]+[.N18]*[.$N$1]+[.O18]*[.$O$1]+[.P18]*[.$P$1]+[.Q18]*[.$Q$1]+[.R18]*[.$R$1]+[.S18]*[.$S$1]+[.T18]*[.$T$1]+[.U18]*[.$U$1]+[.V18]*[.$V$1]+[.W18]*[.$W$1]+[.X18]*[.$X$1]+[.Y18]*[.$Y$1]+[.Z18]*[.$Z$1]+[.AA18]*[.$AA$1]+[.AB18]*[.$AB$1]+[.AC18]*[.$AC$1]+[.AD18]*[.$AD$1]+[.AE18]*[.$AE$1]+[.AF18]*[.$AF$1]+[.AG18]*[.$AG$1]+[.AH18]*[.$AH$1]+[.AI18]*[.$AI$1]+[.AJ18]*[.$AJ$1]+[.AK18]*[.$AK$1]+[.AL18]*[.$AL$1]" office:value-type="float" office:value="294912" calcext:value-type="float">
            <text:p>294912</text:p>
          </table:table-cell>
          <table:table-cell table:style-name="ce9"/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19];8)" office:value-type="string" office:string-value="00001000" calcext:value-type="string">
            <text:p>00001000</text:p>
          </table:table-cell>
          <table:table-cell table:formula="of:=[.G19]*[.$G$1]+[.H19]*[.$H$1]+[.I19]*[.$I$1]+[.J19]*[.$J$1]+[.K19]*[.$K$1]+[.L19]*[.$L$1]+[.M19]*[.$M$1]+[.N19]*[.$N$1]+[.O19]*[.$O$1]+[.P19]*[.$P$1]+[.Q19]*[.$Q$1]+[.R19]*[.$R$1]+[.S19]*[.$S$1]+[.T19]*[.$T$1]+[.U19]*[.$U$1]+[.V19]*[.$V$1]+[.W19]*[.$W$1]+[.X19]*[.$X$1]+[.Y19]*[.$Y$1]+[.Z19]*[.$Z$1]+[.AA19]*[.$AA$1]+[.AB19]*[.$AB$1]+[.AC19]*[.$AC$1]+[.AD19]*[.$AD$1]+[.AE19]*[.$AE$1]+[.AF19]*[.$AF$1]+[.AG19]*[.$AG$1]+[.AH19]*[.$AH$1]+[.AI19]*[.$AI$1]+[.AJ19]*[.$AJ$1]+[.AK19]*[.$AK$1]+[.AL19]*[.$AL$1]" office:value-type="float" office:value="4096" calcext:value-type="float">
            <text:p>4096</text:p>
          </table:table-cell>
          <table:table-cell table:style-name="ce9"/>
          <table:table-cell table:number-columns-repeated="18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M(HL)=A</text:p>
          </table:table-cell>
          <table:table-cell table:style-name="ce3"/>
          <table:table-cell table:formula="of:=DEC2HEX([.F20];8)" office:value-type="string" office:string-value="00010100" calcext:value-type="string">
            <text:p>00010100</text:p>
          </table:table-cell>
          <table:table-cell table:formula="of:=[.G20]*[.$G$1]+[.H20]*[.$H$1]+[.I20]*[.$I$1]+[.J20]*[.$J$1]+[.K20]*[.$K$1]+[.L20]*[.$L$1]+[.M20]*[.$M$1]+[.N20]*[.$N$1]+[.O20]*[.$O$1]+[.P20]*[.$P$1]+[.Q20]*[.$Q$1]+[.R20]*[.$R$1]+[.S20]*[.$S$1]+[.T20]*[.$T$1]+[.U20]*[.$U$1]+[.V20]*[.$V$1]+[.W20]*[.$W$1]+[.X20]*[.$X$1]+[.Y20]*[.$Y$1]+[.Z20]*[.$Z$1]+[.AA20]*[.$AA$1]+[.AB20]*[.$AB$1]+[.AC20]*[.$AC$1]+[.AD20]*[.$AD$1]+[.AE20]*[.$AE$1]+[.AF20]*[.$AF$1]+[.AG20]*[.$AG$1]+[.AH20]*[.$AH$1]+[.AI20]*[.$AI$1]+[.AJ20]*[.$AJ$1]+[.AK20]*[.$AK$1]+[.AL20]*[.$AL$1]" office:value-type="float" office:value="65792" calcext:value-type="float">
            <text:p>65792</text:p>
          </table:table-cell>
          <table:table-cell table:style-name="ce9"/>
          <table:table-cell table:number-columns-repeated="14"/>
          <table:table-cell table:style-name="ce8" office:value-type="float" office:value="1" calcext:value-type="float">
            <text:p>1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1];8)" office:value-type="string" office:string-value="80000000" calcext:value-type="string">
            <text:p>80000000</text:p>
          </table:table-cell>
          <table:table-cell table:formula="of:=[.G21]*[.$G$1]+[.H21]*[.$H$1]+[.I21]*[.$I$1]+[.J21]*[.$J$1]+[.K21]*[.$K$1]+[.L21]*[.$L$1]+[.M21]*[.$M$1]+[.N21]*[.$N$1]+[.O21]*[.$O$1]+[.P21]*[.$P$1]+[.Q21]*[.$Q$1]+[.R21]*[.$R$1]+[.S21]*[.$S$1]+[.T21]*[.$T$1]+[.U21]*[.$U$1]+[.V21]*[.$V$1]+[.W21]*[.$W$1]+[.X21]*[.$X$1]+[.Y21]*[.$Y$1]+[.Z21]*[.$Z$1]+[.AA21]*[.$AA$1]+[.AB21]*[.$AB$1]+[.AC21]*[.$AC$1]+[.AD21]*[.$AD$1]+[.AE21]*[.$AE$1]+[.AF21]*[.$AF$1]+[.AG21]*[.$AG$1]+[.AH21]*[.$AH$1]+[.AI21]*[.$AI$1]+[.AJ21]*[.$AJ$1]+[.AK21]*[.$AK$1]+[.AL21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3" office:value-type="string" calcext:value-type="string">
            <text:p>3E</text:p>
          </table:table-cell>
          <table:table-cell table:formula="of:=DEC2HEX([.F22];8)" office:value-type="string" office:string-value="00040080" calcext:value-type="string">
            <text:p>00040080</text:p>
          </table:table-cell>
          <table:table-cell table:formula="of:=[.G22]*[.$G$1]+[.H22]*[.$H$1]+[.I22]*[.$I$1]+[.J22]*[.$J$1]+[.K22]*[.$K$1]+[.L22]*[.$L$1]+[.M22]*[.$M$1]+[.N22]*[.$N$1]+[.O22]*[.$O$1]+[.P22]*[.$P$1]+[.Q22]*[.$Q$1]+[.R22]*[.$R$1]+[.S22]*[.$S$1]+[.T22]*[.$T$1]+[.U22]*[.$U$1]+[.V22]*[.$V$1]+[.W22]*[.$W$1]+[.X22]*[.$X$1]+[.Y22]*[.$Y$1]+[.Z22]*[.$Z$1]+[.AA22]*[.$AA$1]+[.AB22]*[.$AB$1]+[.AC22]*[.$AC$1]+[.AD22]*[.$AD$1]+[.AE22]*[.$AE$1]+[.AF22]*[.$AF$1]+[.AG22]*[.$AG$1]+[.AH22]*[.$AH$1]+[.AI22]*[.$AI$1]+[.AJ22]*[.$AJ$1]+[.AK22]*[.$AK$1]+[.AL22]*[.$AL$1]" office:value-type="float" office:value="262272" calcext:value-type="float">
            <text:p>262272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10"/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3];8)" office:value-type="string" office:string-value="00001000" calcext:value-type="string">
            <text:p>00001000</text:p>
          </table:table-cell>
          <table:table-cell table:formula="of:=[.G23]*[.$G$1]+[.H23]*[.$H$1]+[.I23]*[.$I$1]+[.J23]*[.$J$1]+[.K23]*[.$K$1]+[.L23]*[.$L$1]+[.M23]*[.$M$1]+[.N23]*[.$N$1]+[.O23]*[.$O$1]+[.P23]*[.$P$1]+[.Q23]*[.$Q$1]+[.R23]*[.$R$1]+[.S23]*[.$S$1]+[.T23]*[.$T$1]+[.U23]*[.$U$1]+[.V23]*[.$V$1]+[.W23]*[.$W$1]+[.X23]*[.$X$1]+[.Y23]*[.$Y$1]+[.Z23]*[.$Z$1]+[.AA23]*[.$AA$1]+[.AB23]*[.$AB$1]+[.AC23]*[.$AC$1]+[.AD23]*[.$AD$1]+[.AE23]*[.$AE$1]+[.AF23]*[.$AF$1]+[.AG23]*[.$AG$1]+[.AH23]*[.$AH$1]+[.AI23]*[.$AI$1]+[.AJ23]*[.$AJ$1]+[.AK23]*[.$AK$1]+[.AL23]*[.$AL$1]" office:value-type="float" office:value="4096" calcext:value-type="float">
            <text:p>4096</text:p>
          </table:table-cell>
          <table:table-cell table:style-name="ce9"/>
          <table:table-cell table:number-columns-repeated="18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4];8)" office:value-type="string" office:string-value="80000000" calcext:value-type="string">
            <text:p>80000000</text:p>
          </table:table-cell>
          <table:table-cell table:formula="of:=[.G24]*[.$G$1]+[.H24]*[.$H$1]+[.I24]*[.$I$1]+[.J24]*[.$J$1]+[.K24]*[.$K$1]+[.L24]*[.$L$1]+[.M24]*[.$M$1]+[.N24]*[.$N$1]+[.O24]*[.$O$1]+[.P24]*[.$P$1]+[.Q24]*[.$Q$1]+[.R24]*[.$R$1]+[.S24]*[.$S$1]+[.T24]*[.$T$1]+[.U24]*[.$U$1]+[.V24]*[.$V$1]+[.W24]*[.$W$1]+[.X24]*[.$X$1]+[.Y24]*[.$Y$1]+[.Z24]*[.$Z$1]+[.AA24]*[.$AA$1]+[.AB24]*[.$AB$1]+[.AC24]*[.$AC$1]+[.AD24]*[.$AD$1]+[.AE24]*[.$AE$1]+[.AF24]*[.$AF$1]+[.AG24]*[.$AG$1]+[.AH24]*[.$AH$1]+[.AI24]*[.$AI$1]+[.AJ24]*[.$AJ$1]+[.AK24]*[.$AK$1]+[.AL24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3" office:value-type="string" calcext:value-type="string">
            <text:p>06</text:p>
          </table:table-cell>
          <table:table-cell table:formula="of:=DEC2HEX([.F25];8)" office:value-type="string" office:string-value="00040200" calcext:value-type="string">
            <text:p>00040200</text:p>
          </table:table-cell>
          <table:table-cell table:formula="of:=[.G25]*[.$G$1]+[.H25]*[.$H$1]+[.I25]*[.$I$1]+[.J25]*[.$J$1]+[.K25]*[.$K$1]+[.L25]*[.$L$1]+[.M25]*[.$M$1]+[.N25]*[.$N$1]+[.O25]*[.$O$1]+[.P25]*[.$P$1]+[.Q25]*[.$Q$1]+[.R25]*[.$R$1]+[.S25]*[.$S$1]+[.T25]*[.$T$1]+[.U25]*[.$U$1]+[.V25]*[.$V$1]+[.W25]*[.$W$1]+[.X25]*[.$X$1]+[.Y25]*[.$Y$1]+[.Z25]*[.$Z$1]+[.AA25]*[.$AA$1]+[.AB25]*[.$AB$1]+[.AC25]*[.$AC$1]+[.AD25]*[.$AD$1]+[.AE25]*[.$AE$1]+[.AF25]*[.$AF$1]+[.AG25]*[.$AG$1]+[.AH25]*[.$AH$1]+[.AI25]*[.$AI$1]+[.AJ25]*[.$AJ$1]+[.AK25]*[.$AK$1]+[.AL25]*[.$AL$1]" office:value-type="float" office:value="262656" calcext:value-type="float">
            <text:p>262656</text:p>
          </table:table-cell>
          <table:table-cell table:style-name="ce9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7"/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6];8)" office:value-type="string" office:string-value="00001000" calcext:value-type="string">
            <text:p>00001000</text:p>
          </table:table-cell>
          <table:table-cell table:formula="of:=[.G26]*[.$G$1]+[.H26]*[.$H$1]+[.I26]*[.$I$1]+[.J26]*[.$J$1]+[.K26]*[.$K$1]+[.L26]*[.$L$1]+[.M26]*[.$M$1]+[.N26]*[.$N$1]+[.O26]*[.$O$1]+[.P26]*[.$P$1]+[.Q26]*[.$Q$1]+[.R26]*[.$R$1]+[.S26]*[.$S$1]+[.T26]*[.$T$1]+[.U26]*[.$U$1]+[.V26]*[.$V$1]+[.W26]*[.$W$1]+[.X26]*[.$X$1]+[.Y26]*[.$Y$1]+[.Z26]*[.$Z$1]+[.AA26]*[.$AA$1]+[.AB26]*[.$AB$1]+[.AC26]*[.$AC$1]+[.AD26]*[.$AD$1]+[.AE26]*[.$AE$1]+[.AF26]*[.$AF$1]+[.AG26]*[.$AG$1]+[.AH26]*[.$AH$1]+[.AI26]*[.$AI$1]+[.AJ26]*[.$AJ$1]+[.AK26]*[.$AK$1]+[.AL26]*[.$AL$1]" office:value-type="float" office:value="4096" calcext:value-type="float">
            <text:p>4096</text:p>
          </table:table-cell>
          <table:table-cell table:style-name="ce9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7];8)" office:value-type="string" office:string-value="80000000" calcext:value-type="string">
            <text:p>80000000</text:p>
          </table:table-cell>
          <table:table-cell table:formula="of:=[.G27]*[.$G$1]+[.H27]*[.$H$1]+[.I27]*[.$I$1]+[.J27]*[.$J$1]+[.K27]*[.$K$1]+[.L27]*[.$L$1]+[.M27]*[.$M$1]+[.N27]*[.$N$1]+[.O27]*[.$O$1]+[.P27]*[.$P$1]+[.Q27]*[.$Q$1]+[.R27]*[.$R$1]+[.S27]*[.$S$1]+[.T27]*[.$T$1]+[.U27]*[.$U$1]+[.V27]*[.$V$1]+[.W27]*[.$W$1]+[.X27]*[.$X$1]+[.Y27]*[.$Y$1]+[.Z27]*[.$Z$1]+[.AA27]*[.$AA$1]+[.AB27]*[.$AB$1]+[.AC27]*[.$AC$1]+[.AD27]*[.$AD$1]+[.AE27]*[.$AE$1]+[.AF27]*[.$AF$1]+[.AG27]*[.$AG$1]+[.AH27]*[.$AH$1]+[.AI27]*[.$AI$1]+[.AJ27]*[.$AJ$1]+[.AK27]*[.$AK$1]+[.AL27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3" office:value-type="string" calcext:value-type="string">
            <text:p>80</text:p>
          </table:table-cell>
          <table:table-cell table:formula="of:=DEC2HEX([.F28];8)" office:value-type="string" office:string-value="000000E0" calcext:value-type="string">
            <text:p>000000E0</text:p>
          </table:table-cell>
          <table:table-cell table:formula="of:=[.G28]*[.$G$1]+[.H28]*[.$H$1]+[.I28]*[.$I$1]+[.J28]*[.$J$1]+[.K28]*[.$K$1]+[.L28]*[.$L$1]+[.M28]*[.$M$1]+[.N28]*[.$N$1]+[.O28]*[.$O$1]+[.P28]*[.$P$1]+[.Q28]*[.$Q$1]+[.R28]*[.$R$1]+[.S28]*[.$S$1]+[.T28]*[.$T$1]+[.U28]*[.$U$1]+[.V28]*[.$V$1]+[.W28]*[.$W$1]+[.X28]*[.$X$1]+[.Y28]*[.$Y$1]+[.Z28]*[.$Z$1]+[.AA28]*[.$AA$1]+[.AB28]*[.$AB$1]+[.AC28]*[.$AC$1]+[.AD28]*[.$AD$1]+[.AE28]*[.$AE$1]+[.AF28]*[.$AF$1]+[.AG28]*[.$AG$1]+[.AH28]*[.$AH$1]+[.AI28]*[.$AI$1]+[.AJ28]*[.$AJ$1]+[.AK28]*[.$AK$1]+[.AL28]*[.$AL$1]" office:value-type="float" office:value="224" calcext:value-type="float">
            <text:p>224</text:p>
          </table:table-cell>
          <table:table-cell table:number-columns-repeated="24"/>
          <table:table-cell table:number-columns-repeated="2" table:style-name="ce10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9];8)" office:value-type="string" office:string-value="80000000" calcext:value-type="string">
            <text:p>80000000</text:p>
          </table:table-cell>
          <table:table-cell table:formula="of:=[.G29]*[.$G$1]+[.H29]*[.$H$1]+[.I29]*[.$I$1]+[.J29]*[.$J$1]+[.K29]*[.$K$1]+[.L29]*[.$L$1]+[.M29]*[.$M$1]+[.N29]*[.$N$1]+[.O29]*[.$O$1]+[.P29]*[.$P$1]+[.Q29]*[.$Q$1]+[.R29]*[.$R$1]+[.S29]*[.$S$1]+[.T29]*[.$T$1]+[.U29]*[.$U$1]+[.V29]*[.$V$1]+[.W29]*[.$W$1]+[.X29]*[.$X$1]+[.Y29]*[.$Y$1]+[.Z29]*[.$Z$1]+[.AA29]*[.$AA$1]+[.AB29]*[.$AB$1]+[.AC29]*[.$AC$1]+[.AD29]*[.$AD$1]+[.AE29]*[.$AE$1]+[.AF29]*[.$AF$1]+[.AG29]*[.$AG$1]+[.AH29]*[.$AH$1]+[.AI29]*[.$AI$1]+[.AJ29]*[.$AJ$1]+[.AK29]*[.$AK$1]+[.AL29]*[.$AL$1]" office:value-type="float" office:value="2147483648" calcext:value-type="float">
            <text:p>214748364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6"/>
          <table:table-cell table:style-name="ce9" table:number-columns-repeated="2"/>
          <table:table-cell table:number-columns-repeated="989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4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4" office:value-type="string" calcext:value-type="string">
            <text:p>88</text:p>
          </table:table-cell>
          <table:table-cell table:formula="of:=DEC2HEX([.F30];8)" office:value-type="string" office:string-value="000000E1" calcext:value-type="string">
            <text:p>000000E1</text:p>
          </table:table-cell>
          <table:table-cell table:formula="of:=[.G30]*[.$G$1]+[.H30]*[.$H$1]+[.I30]*[.$I$1]+[.J30]*[.$J$1]+[.K30]*[.$K$1]+[.L30]*[.$L$1]+[.M30]*[.$M$1]+[.N30]*[.$N$1]+[.O30]*[.$O$1]+[.P30]*[.$P$1]+[.Q30]*[.$Q$1]+[.R30]*[.$R$1]+[.S30]*[.$S$1]+[.T30]*[.$T$1]+[.U30]*[.$U$1]+[.V30]*[.$V$1]+[.W30]*[.$W$1]+[.X30]*[.$X$1]+[.Y30]*[.$Y$1]+[.Z30]*[.$Z$1]+[.AA30]*[.$AA$1]+[.AB30]*[.$AB$1]+[.AC30]*[.$AC$1]+[.AD30]*[.$AD$1]+[.AE30]*[.$AE$1]+[.AF30]*[.$AF$1]+[.AG30]*[.$AG$1]+[.AH30]*[.$AH$1]+[.AI30]*[.$AI$1]+[.AJ30]*[.$AJ$1]+[.AK30]*[.$AK$1]+[.AL30]*[.$AL$1]" office:value-type="float" office:value="225" calcext:value-type="float">
            <text:p>225</text:p>
          </table:table-cell>
          <table:table-cell table:style-name="ce1" table:number-columns-repeated="24"/>
          <table:table-cell table:number-columns-repeated="2" table:style-name="ce10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" table:number-columns-repeated="2"/>
          <table:table-cell table:style-name="ce11" office:value-type="float" office:value="1" calcext:value-type="float">
            <text:p>1</text:p>
          </table:table-cell>
          <table:table-cell table:style-name="ce1" table:number-columns-repeated="98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31];8)" office:value-type="string" office:string-value="80000000" calcext:value-type="string">
            <text:p>80000000</text:p>
          </table:table-cell>
          <table:table-cell table:formula="of:=[.G31]*[.$G$1]+[.H31]*[.$H$1]+[.I31]*[.$I$1]+[.J31]*[.$J$1]+[.K31]*[.$K$1]+[.L31]*[.$L$1]+[.M31]*[.$M$1]+[.N31]*[.$N$1]+[.O31]*[.$O$1]+[.P31]*[.$P$1]+[.Q31]*[.$Q$1]+[.R31]*[.$R$1]+[.S31]*[.$S$1]+[.T31]*[.$T$1]+[.U31]*[.$U$1]+[.V31]*[.$V$1]+[.W31]*[.$W$1]+[.X31]*[.$X$1]+[.Y31]*[.$Y$1]+[.Z31]*[.$Z$1]+[.AA31]*[.$AA$1]+[.AB31]*[.$AB$1]+[.AC31]*[.$AC$1]+[.AD31]*[.$AD$1]+[.AE31]*[.$AE$1]+[.AF31]*[.$AF$1]+[.AG31]*[.$AG$1]+[.AH31]*[.$AH$1]+[.AI31]*[.$AI$1]+[.AJ31]*[.$AJ$1]+[.AK31]*[.$AK$1]+[.AL31]*[.$AL$1]" office:value-type="float" office:value="2147483648" calcext:value-type="float">
            <text:p>2147483648</text:p>
          </table:table-cell>
          <table:table-cell table:style-name="ce11" office:value-type="float" office:value="1" calcext:value-type="float">
            <text:p>1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3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3</text:p>
          </table:table-cell>
          <table:table-cell table:formula="of:=DEC2HEX([.F32];8)" office:value-type="string" office:string-value="00044000" calcext:value-type="string">
            <text:p>00044000</text:p>
          </table:table-cell>
          <table:table-cell table:formula="of:=[.G32]*[.$G$1]+[.H32]*[.$H$1]+[.I32]*[.$I$1]+[.J32]*[.$J$1]+[.K32]*[.$K$1]+[.L32]*[.$L$1]+[.M32]*[.$M$1]+[.N32]*[.$N$1]+[.O32]*[.$O$1]+[.P32]*[.$P$1]+[.Q32]*[.$Q$1]+[.R32]*[.$R$1]+[.S32]*[.$S$1]+[.T32]*[.$T$1]+[.U32]*[.$U$1]+[.V32]*[.$V$1]+[.W32]*[.$W$1]+[.X32]*[.$X$1]+[.Y32]*[.$Y$1]+[.Z32]*[.$Z$1]+[.AA32]*[.$AA$1]+[.AB32]*[.$AB$1]+[.AC32]*[.$AC$1]+[.AD32]*[.$AD$1]+[.AE32]*[.$AE$1]+[.AF32]*[.$AF$1]+[.AG32]*[.$AG$1]+[.AH32]*[.$AH$1]+[.AI32]*[.$AI$1]+[.AJ32]*[.$AJ$1]+[.AK32]*[.$AK$1]+[.AL32]*[.$AL$1]" office:value-type="float" office:value="278528" calcext:value-type="float">
            <text:p>278528</text:p>
          </table:table-cell>
          <table:table-cell table:number-columns-repeated="8"/>
          <table:table-cell table:style-name="ce9"/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994"/>
        </table:table-row>
        <table:table-row table:style-name="ro1">
          <table:table-cell/>
          <table:table-cell table:style-name="ce3"/>
          <table:table-cell office:value-type="string" calcext:value-type="string">
            <text:p>A → MEM(IO)</text:p>
          </table:table-cell>
          <table:table-cell table:style-name="ce3"/>
          <table:table-cell table:formula="of:=DEC2HEX([.F33];8)" office:value-type="string" office:string-value="00200100" calcext:value-type="string">
            <text:p>00200100</text:p>
          </table:table-cell>
          <table:table-cell table:formula="of:=[.G33]*[.$G$1]+[.H33]*[.$H$1]+[.I33]*[.$I$1]+[.J33]*[.$J$1]+[.K33]*[.$K$1]+[.L33]*[.$L$1]+[.M33]*[.$M$1]+[.N33]*[.$N$1]+[.O33]*[.$O$1]+[.P33]*[.$P$1]+[.Q33]*[.$Q$1]+[.R33]*[.$R$1]+[.S33]*[.$S$1]+[.T33]*[.$T$1]+[.U33]*[.$U$1]+[.V33]*[.$V$1]+[.W33]*[.$W$1]+[.X33]*[.$X$1]+[.Y33]*[.$Y$1]+[.Z33]*[.$Z$1]+[.AA33]*[.$AA$1]+[.AB33]*[.$AB$1]+[.AC33]*[.$AC$1]+[.AD33]*[.$AD$1]+[.AE33]*[.$AE$1]+[.AF33]*[.$AF$1]+[.AG33]*[.$AG$1]+[.AH33]*[.$AH$1]+[.AI33]*[.$AI$1]+[.AJ33]*[.$AJ$1]+[.AK33]*[.$AK$1]+[.AL33]*[.$AL$1]" office:value-type="float" office:value="2097408" calcext:value-type="float">
            <text:p>2097408</text:p>
          </table:table-cell>
          <table:table-cell table:number-columns-repeated="8"/>
          <table:table-cell table:style-name="ce9"/>
          <table:table-cell/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table:style-name="ce3"/>
          <table:table-cell office:value-type="string" calcext:value-type="string">
            <text:p>COUNT_INC</text:p>
          </table:table-cell>
          <table:table-cell table:style-name="ce3"/>
          <table:table-cell table:formula="of:=DEC2HEX([.F34];8)" office:value-type="string" office:string-value="00001000" calcext:value-type="string">
            <text:p>00001000</text:p>
          </table:table-cell>
          <table:table-cell table:formula="of:=[.G34]*[.$G$1]+[.H34]*[.$H$1]+[.I34]*[.$I$1]+[.J34]*[.$J$1]+[.K34]*[.$K$1]+[.L34]*[.$L$1]+[.M34]*[.$M$1]+[.N34]*[.$N$1]+[.O34]*[.$O$1]+[.P34]*[.$P$1]+[.Q34]*[.$Q$1]+[.R34]*[.$R$1]+[.S34]*[.$S$1]+[.T34]*[.$T$1]+[.U34]*[.$U$1]+[.V34]*[.$V$1]+[.W34]*[.$W$1]+[.X34]*[.$X$1]+[.Y34]*[.$Y$1]+[.Z34]*[.$Z$1]+[.AA34]*[.$AA$1]+[.AB34]*[.$AB$1]+[.AC34]*[.$AC$1]+[.AD34]*[.$AD$1]+[.AE34]*[.$AE$1]+[.AF34]*[.$AF$1]+[.AG34]*[.$AG$1]+[.AH34]*[.$AH$1]+[.AI34]*[.$AI$1]+[.AJ34]*[.$AJ$1]+[.AK34]*[.$AK$1]+[.AL34]*[.$AL$1]" office:value-type="float" office:value="4096" calcext:value-type="float">
            <text:p>4096</text:p>
          </table:table-cell>
          <table:table-cell table:number-columns-repeated="8"/>
          <table:table-cell table:style-name="ce9"/>
          <table:table-cell table:number-columns-repeated="10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5];8)" office:value-type="string" office:string-value="80000000" calcext:value-type="string">
            <text:p>80000000</text:p>
          </table:table-cell>
          <table:table-cell table:formula="of:=[.G35]*[.$G$1]+[.H35]*[.$H$1]+[.I35]*[.$I$1]+[.J35]*[.$J$1]+[.K35]*[.$K$1]+[.L35]*[.$L$1]+[.M35]*[.$M$1]+[.N35]*[.$N$1]+[.O35]*[.$O$1]+[.P35]*[.$P$1]+[.Q35]*[.$Q$1]+[.R35]*[.$R$1]+[.S35]*[.$S$1]+[.T35]*[.$T$1]+[.U35]*[.$U$1]+[.V35]*[.$V$1]+[.W35]*[.$W$1]+[.X35]*[.$X$1]+[.Y35]*[.$Y$1]+[.Z35]*[.$Z$1]+[.AA35]*[.$AA$1]+[.AB35]*[.$AB$1]+[.AC35]*[.$AC$1]+[.AD35]*[.$AD$1]+[.AE35]*[.$AE$1]+[.AF35]*[.$AF$1]+[.AG35]*[.$AG$1]+[.AH35]*[.$AH$1]+[.AI35]*[.$AI$1]+[.AJ35]*[.$AJ$1]+[.AK35]*[.$AK$1]+[.AL35]*[.$AL$1]" office:value-type="float" office:value="2147483648" calcext:value-type="float">
            <text:p>214748364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7</text:p>
          </table:table-cell>
          <table:table-cell table:formula="of:=DEC2HEX([.F36];8)" office:value-type="string" office:string-value="00044000" calcext:value-type="string">
            <text:p>00044000</text:p>
          </table:table-cell>
          <table:table-cell table:formula="of:=[.G36]*[.$G$1]+[.H36]*[.$H$1]+[.I36]*[.$I$1]+[.J36]*[.$J$1]+[.K36]*[.$K$1]+[.L36]*[.$L$1]+[.M36]*[.$M$1]+[.N36]*[.$N$1]+[.O36]*[.$O$1]+[.P36]*[.$P$1]+[.Q36]*[.$Q$1]+[.R36]*[.$R$1]+[.S36]*[.$S$1]+[.T36]*[.$T$1]+[.U36]*[.$U$1]+[.V36]*[.$V$1]+[.W36]*[.$W$1]+[.X36]*[.$X$1]+[.Y36]*[.$Y$1]+[.Z36]*[.$Z$1]+[.AA36]*[.$AA$1]+[.AB36]*[.$AB$1]+[.AC36]*[.$AC$1]+[.AD36]*[.$AD$1]+[.AE36]*[.$AE$1]+[.AF36]*[.$AF$1]+[.AG36]*[.$AG$1]+[.AH36]*[.$AH$1]+[.AI36]*[.$AI$1]+[.AJ36]*[.$AJ$1]+[.AK36]*[.$AK$1]+[.AL36]*[.$AL$1]" office:value-type="float" office:value="278528" calcext:value-type="float">
            <text:p>278528</text:p>
          </table:table-cell>
          <table:table-cell table:number-columns-repeated="8"/>
          <table:table-cell table:style-name="ce9"/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37];8)" office:value-type="string" office:string-value="00100080" calcext:value-type="string">
            <text:p>00100080</text:p>
          </table:table-cell>
          <table:table-cell table:formula="of:=[.G37]*[.$G$1]+[.H37]*[.$H$1]+[.I37]*[.$I$1]+[.J37]*[.$J$1]+[.K37]*[.$K$1]+[.L37]*[.$L$1]+[.M37]*[.$M$1]+[.N37]*[.$N$1]+[.O37]*[.$O$1]+[.P37]*[.$P$1]+[.Q37]*[.$Q$1]+[.R37]*[.$R$1]+[.S37]*[.$S$1]+[.T37]*[.$T$1]+[.U37]*[.$U$1]+[.V37]*[.$V$1]+[.W37]*[.$W$1]+[.X37]*[.$X$1]+[.Y37]*[.$Y$1]+[.Z37]*[.$Z$1]+[.AA37]*[.$AA$1]+[.AB37]*[.$AB$1]+[.AC37]*[.$AC$1]+[.AD37]*[.$AD$1]+[.AE37]*[.$AE$1]+[.AF37]*[.$AF$1]+[.AG37]*[.$AG$1]+[.AH37]*[.$AH$1]+[.AI37]*[.$AI$1]+[.AJ37]*[.$AJ$1]+[.AK37]*[.$AK$1]+[.AL37]*[.$AL$1]" office:value-type="float" office:value="1048704" calcext:value-type="float">
            <text:p>1048704</text:p>
          </table:table-cell>
          <table:table-cell table:style-name="ce9"/>
          <table:table-cell table:number-columns-repeated="10"/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8];8)" office:value-type="string" office:string-value="00001000" calcext:value-type="string">
            <text:p>00001000</text:p>
          </table:table-cell>
          <table:table-cell table:formula="of:=[.G38]*[.$G$1]+[.H38]*[.$H$1]+[.I38]*[.$I$1]+[.J38]*[.$J$1]+[.K38]*[.$K$1]+[.L38]*[.$L$1]+[.M38]*[.$M$1]+[.N38]*[.$N$1]+[.O38]*[.$O$1]+[.P38]*[.$P$1]+[.Q38]*[.$Q$1]+[.R38]*[.$R$1]+[.S38]*[.$S$1]+[.T38]*[.$T$1]+[.U38]*[.$U$1]+[.V38]*[.$V$1]+[.W38]*[.$W$1]+[.X38]*[.$X$1]+[.Y38]*[.$Y$1]+[.Z38]*[.$Z$1]+[.AA38]*[.$AA$1]+[.AB38]*[.$AB$1]+[.AC38]*[.$AC$1]+[.AD38]*[.$AD$1]+[.AE38]*[.$AE$1]+[.AF38]*[.$AF$1]+[.AG38]*[.$AG$1]+[.AH38]*[.$AH$1]+[.AI38]*[.$AI$1]+[.AJ38]*[.$AJ$1]+[.AK38]*[.$AK$1]+[.AL38]*[.$AL$1]" office:value-type="float" office:value="4096" calcext:value-type="float">
            <text:p>4096</text:p>
          </table:table-cell>
          <table:table-cell table:style-name="ce9"/>
          <table:table-cell table:number-columns-repeated="18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9];8)" office:value-type="string" office:string-value="80000000" calcext:value-type="string">
            <text:p>80000000</text:p>
          </table:table-cell>
          <table:table-cell table:formula="of:=[.G39]*[.$G$1]+[.H39]*[.$H$1]+[.I39]*[.$I$1]+[.J39]*[.$J$1]+[.K39]*[.$K$1]+[.L39]*[.$L$1]+[.M39]*[.$M$1]+[.N39]*[.$N$1]+[.O39]*[.$O$1]+[.P39]*[.$P$1]+[.Q39]*[.$Q$1]+[.R39]*[.$R$1]+[.S39]*[.$S$1]+[.T39]*[.$T$1]+[.U39]*[.$U$1]+[.V39]*[.$V$1]+[.W39]*[.$W$1]+[.X39]*[.$X$1]+[.Y39]*[.$Y$1]+[.Z39]*[.$Z$1]+[.AA39]*[.$AA$1]+[.AB39]*[.$AB$1]+[.AC39]*[.$AC$1]+[.AD39]*[.$AD$1]+[.AE39]*[.$AE$1]+[.AF39]*[.$AF$1]+[.AG39]*[.$AG$1]+[.AH39]*[.$AH$1]+[.AI39]*[.$AI$1]+[.AJ39]*[.$AJ$1]+[.AK39]*[.$AK$1]+[.AL39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3" office:value-type="string" calcext:value-type="string">
            <text:p>76</text:p>
          </table:table-cell>
          <table:table-cell table:formula="of:=DEC2HEX([.F40];8)" office:value-type="string" office:string-value="40000000" calcext:value-type="string">
            <text:p>40000000</text:p>
          </table:table-cell>
          <table:table-cell table:formula="of:=[.G40]*[.$G$1]+[.H40]*[.$H$1]+[.I40]*[.$I$1]+[.J40]*[.$J$1]+[.K40]*[.$K$1]+[.L40]*[.$L$1]+[.M40]*[.$M$1]+[.N40]*[.$N$1]+[.O40]*[.$O$1]+[.P40]*[.$P$1]+[.Q40]*[.$Q$1]+[.R40]*[.$R$1]+[.S40]*[.$S$1]+[.T40]*[.$T$1]+[.U40]*[.$U$1]+[.V40]*[.$V$1]+[.W40]*[.$W$1]+[.X40]*[.$X$1]+[.Y40]*[.$Y$1]+[.Z40]*[.$Z$1]+[.AA40]*[.$AA$1]+[.AB40]*[.$AB$1]+[.AC40]*[.$AC$1]+[.AD40]*[.$AD$1]+[.AE40]*[.$AE$1]+[.AF40]*[.$AF$1]+[.AG40]*[.$AG$1]+[.AH40]*[.$AH$1]+[.AI40]*[.$AI$1]+[.AJ40]*[.$AJ$1]+[.AK40]*[.$AK$1]+[.AL40]*[.$AL$1]" office:value-type="float" office:value="1073741824" calcext:value-type="float">
            <text:p>107374182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3" office:value-type="string" calcext:value-type="string">
            <text:p>09</text:p>
          </table:table-cell>
          <table:table-cell table:formula="of:=DEC2HEX([.F41];8)" office:value-type="string" office:string-value="00000800" calcext:value-type="string">
            <text:p>00000800</text:p>
          </table:table-cell>
          <table:table-cell table:formula="of:=[.G41]*[.$G$1]+[.H41]*[.$H$1]+[.I41]*[.$I$1]+[.J41]*[.$J$1]+[.K41]*[.$K$1]+[.L41]*[.$L$1]+[.M41]*[.$M$1]+[.N41]*[.$N$1]+[.O41]*[.$O$1]+[.P41]*[.$P$1]+[.Q41]*[.$Q$1]+[.R41]*[.$R$1]+[.S41]*[.$S$1]+[.T41]*[.$T$1]+[.U41]*[.$U$1]+[.V41]*[.$V$1]+[.W41]*[.$W$1]+[.X41]*[.$X$1]+[.Y41]*[.$Y$1]+[.Z41]*[.$Z$1]+[.AA41]*[.$AA$1]+[.AB41]*[.$AB$1]+[.AC41]*[.$AC$1]+[.AD41]*[.$AD$1]+[.AE41]*[.$AE$1]+[.AF41]*[.$AF$1]+[.AG41]*[.$AG$1]+[.AH41]*[.$AH$1]+[.AI41]*[.$AI$1]+[.AJ41]*[.$AJ$1]+[.AK41]*[.$AK$1]+[.AL41]*[.$AL$1]" office:value-type="float" office:value="2048" calcext:value-type="float">
            <text:p>2048</text:p>
          </table:table-cell>
          <table:table-cell table:number-columns-repeated="20"/>
          <table:table-cell table:style-name="ce8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2];8)" office:value-type="string" office:string-value="80000000" calcext:value-type="string">
            <text:p>80000000</text:p>
          </table:table-cell>
          <table:table-cell table:formula="of:=[.G42]*[.$G$1]+[.H42]*[.$H$1]+[.I42]*[.$I$1]+[.J42]*[.$J$1]+[.K42]*[.$K$1]+[.L42]*[.$L$1]+[.M42]*[.$M$1]+[.N42]*[.$N$1]+[.O42]*[.$O$1]+[.P42]*[.$P$1]+[.Q42]*[.$Q$1]+[.R42]*[.$R$1]+[.S42]*[.$S$1]+[.T42]*[.$T$1]+[.U42]*[.$U$1]+[.V42]*[.$V$1]+[.W42]*[.$W$1]+[.X42]*[.$X$1]+[.Y42]*[.$Y$1]+[.Z42]*[.$Z$1]+[.AA42]*[.$AA$1]+[.AB42]*[.$AB$1]+[.AC42]*[.$AC$1]+[.AD42]*[.$AD$1]+[.AE42]*[.$AE$1]+[.AF42]*[.$AF$1]+[.AG42]*[.$AG$1]+[.AH42]*[.$AH$1]+[.AI42]*[.$AI$1]+[.AJ42]*[.$AJ$1]+[.AK42]*[.$AK$1]+[.AL42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C3</text:p>
          </table:table-cell>
          <table:table-cell table:formula="of:=DEC2HEX([.F43];8)" office:value-type="string" office:string-value="00044000" calcext:value-type="string">
            <text:p>00044000</text:p>
          </table:table-cell>
          <table:table-cell table:formula="of:=[.G43]*[.$G$1]+[.H43]*[.$H$1]+[.I43]*[.$I$1]+[.J43]*[.$J$1]+[.K43]*[.$K$1]+[.L43]*[.$L$1]+[.M43]*[.$M$1]+[.N43]*[.$N$1]+[.O43]*[.$O$1]+[.P43]*[.$P$1]+[.Q43]*[.$Q$1]+[.R43]*[.$R$1]+[.S43]*[.$S$1]+[.T43]*[.$T$1]+[.U43]*[.$U$1]+[.V43]*[.$V$1]+[.W43]*[.$W$1]+[.X43]*[.$X$1]+[.Y43]*[.$Y$1]+[.Z43]*[.$Z$1]+[.AA43]*[.$AA$1]+[.AB43]*[.$AB$1]+[.AC43]*[.$AC$1]+[.AD43]*[.$AD$1]+[.AE43]*[.$AE$1]+[.AF43]*[.$AF$1]+[.AG43]*[.$AG$1]+[.AH43]*[.$AH$1]+[.AI43]*[.$AI$1]+[.AJ43]*[.$AJ$1]+[.AK43]*[.$AK$1]+[.AL43]*[.$AL$1]" office:value-type="float" office:value="278528" calcext:value-type="float">
            <text:p>278528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4];8)" office:value-type="string" office:string-value="00001000" calcext:value-type="string">
            <text:p>00001000</text:p>
          </table:table-cell>
          <table:table-cell table:formula="of:=[.G44]*[.$G$1]+[.H44]*[.$H$1]+[.I44]*[.$I$1]+[.J44]*[.$J$1]+[.K44]*[.$K$1]+[.L44]*[.$L$1]+[.M44]*[.$M$1]+[.N44]*[.$N$1]+[.O44]*[.$O$1]+[.P44]*[.$P$1]+[.Q44]*[.$Q$1]+[.R44]*[.$R$1]+[.S44]*[.$S$1]+[.T44]*[.$T$1]+[.U44]*[.$U$1]+[.V44]*[.$V$1]+[.W44]*[.$W$1]+[.X44]*[.$X$1]+[.Y44]*[.$Y$1]+[.Z44]*[.$Z$1]+[.AA44]*[.$AA$1]+[.AB44]*[.$AB$1]+[.AC44]*[.$AC$1]+[.AD44]*[.$AD$1]+[.AE44]*[.$AE$1]+[.AF44]*[.$AF$1]+[.AG44]*[.$AG$1]+[.AH44]*[.$AH$1]+[.AI44]*[.$AI$1]+[.AJ44]*[.$AJ$1]+[.AK44]*[.$AK$1]+[.AL44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5];8)" office:value-type="string" office:string-value="00048000" calcext:value-type="string">
            <text:p>00048000</text:p>
          </table:table-cell>
          <table:table-cell table:formula="of:=[.G45]*[.$G$1]+[.H45]*[.$H$1]+[.I45]*[.$I$1]+[.J45]*[.$J$1]+[.K45]*[.$K$1]+[.L45]*[.$L$1]+[.M45]*[.$M$1]+[.N45]*[.$N$1]+[.O45]*[.$O$1]+[.P45]*[.$P$1]+[.Q45]*[.$Q$1]+[.R45]*[.$R$1]+[.S45]*[.$S$1]+[.T45]*[.$T$1]+[.U45]*[.$U$1]+[.V45]*[.$V$1]+[.W45]*[.$W$1]+[.X45]*[.$X$1]+[.Y45]*[.$Y$1]+[.Z45]*[.$Z$1]+[.AA45]*[.$AA$1]+[.AB45]*[.$AB$1]+[.AC45]*[.$AC$1]+[.AD45]*[.$AD$1]+[.AE45]*[.$AE$1]+[.AF45]*[.$AF$1]+[.AG45]*[.$AG$1]+[.AH45]*[.$AH$1]+[.AI45]*[.$AI$1]+[.AJ45]*[.$AJ$1]+[.AK45]*[.$AK$1]+[.AL45]*[.$AL$1]" office:value-type="float" office:value="294912" calcext:value-type="float">
            <text:p>294912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46];8)" office:value-type="string" office:string-value="00080000" calcext:value-type="string">
            <text:p>00080000</text:p>
          </table:table-cell>
          <table:table-cell table:formula="of:=[.G46]*[.$G$1]+[.H46]*[.$H$1]+[.I46]*[.$I$1]+[.J46]*[.$J$1]+[.K46]*[.$K$1]+[.L46]*[.$L$1]+[.M46]*[.$M$1]+[.N46]*[.$N$1]+[.O46]*[.$O$1]+[.P46]*[.$P$1]+[.Q46]*[.$Q$1]+[.R46]*[.$R$1]+[.S46]*[.$S$1]+[.T46]*[.$T$1]+[.U46]*[.$U$1]+[.V46]*[.$V$1]+[.W46]*[.$W$1]+[.X46]*[.$X$1]+[.Y46]*[.$Y$1]+[.Z46]*[.$Z$1]+[.AA46]*[.$AA$1]+[.AB46]*[.$AB$1]+[.AC46]*[.$AC$1]+[.AD46]*[.$AD$1]+[.AE46]*[.$AE$1]+[.AF46]*[.$AF$1]+[.AG46]*[.$AG$1]+[.AH46]*[.$AH$1]+[.AI46]*[.$AI$1]+[.AJ46]*[.$AJ$1]+[.AK46]*[.$AK$1]+[.AL46]*[.$AL$1]" office:value-type="float" office:value="524288" calcext:value-type="float">
            <text:p>524288</text:p>
          </table:table-cell>
          <table:table-cell table:style-name="ce9"/>
          <table:table-cell table:number-columns-repeated="11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7];8)" office:value-type="string" office:string-value="80000000" calcext:value-type="string">
            <text:p>80000000</text:p>
          </table:table-cell>
          <table:table-cell table:formula="of:=[.G47]*[.$G$1]+[.H47]*[.$H$1]+[.I47]*[.$I$1]+[.J47]*[.$J$1]+[.K47]*[.$K$1]+[.L47]*[.$L$1]+[.M47]*[.$M$1]+[.N47]*[.$N$1]+[.O47]*[.$O$1]+[.P47]*[.$P$1]+[.Q47]*[.$Q$1]+[.R47]*[.$R$1]+[.S47]*[.$S$1]+[.T47]*[.$T$1]+[.U47]*[.$U$1]+[.V47]*[.$V$1]+[.W47]*[.$W$1]+[.X47]*[.$X$1]+[.Y47]*[.$Y$1]+[.Z47]*[.$Z$1]+[.AA47]*[.$AA$1]+[.AB47]*[.$AB$1]+[.AC47]*[.$AC$1]+[.AD47]*[.$AD$1]+[.AE47]*[.$AE$1]+[.AF47]*[.$AF$1]+[.AG47]*[.$AG$1]+[.AH47]*[.$AH$1]+[.AI47]*[.$AI$1]+[.AJ47]*[.$AJ$1]+[.AK47]*[.$AK$1]+[.AL47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Z M</text:p>
          </table:table-cell>
          <table:table-cell office:value-type="string" calcext:value-type="string">
            <text:p>?RST</text:p>
          </table:table-cell>
          <table:table-cell table:style-name="ce5" office:value-type="string" calcext:value-type="string">
            <text:p>CA</text:p>
          </table:table-cell>
          <table:table-cell table:formula="of:=DEC2HEX([.F48];8)" office:value-type="string" office:string-value="20000000" calcext:value-type="string">
            <text:p>20000000</text:p>
          </table:table-cell>
          <table:table-cell table:formula="of:=[.G48]*[.$G$1]+[.H48]*[.$H$1]+[.I48]*[.$I$1]+[.J48]*[.$J$1]+[.K48]*[.$K$1]+[.L48]*[.$L$1]+[.M48]*[.$M$1]+[.N48]*[.$N$1]+[.O48]*[.$O$1]+[.P48]*[.$P$1]+[.Q48]*[.$Q$1]+[.R48]*[.$R$1]+[.S48]*[.$S$1]+[.T48]*[.$T$1]+[.U48]*[.$U$1]+[.V48]*[.$V$1]+[.W48]*[.$W$1]+[.X48]*[.$X$1]+[.Y48]*[.$Y$1]+[.Z48]*[.$Z$1]+[.AA48]*[.$AA$1]+[.AB48]*[.$AB$1]+[.AC48]*[.$AC$1]+[.AD48]*[.$AD$1]+[.AE48]*[.$AE$1]+[.AF48]*[.$AF$1]+[.AG48]*[.$AG$1]+[.AH48]*[.$AH$1]+[.AI48]*[.$AI$1]+[.AJ48]*[.$AJ$1]+[.AK48]*[.$AK$1]+[.AL48]*[.$AL$1]" office:value-type="float" office:value="536870912" calcext:value-type="float">
            <text:p>536870912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2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O ← ROM</text:p>
          </table:table-cell>
          <table:table-cell table:style-name="ce2"/>
          <table:table-cell table:formula="of:=DEC2HEX([.F49];8)" office:value-type="string" office:string-value="00044000" calcext:value-type="string">
            <text:p>00044000</text:p>
          </table:table-cell>
          <table:table-cell table:formula="of:=[.G49]*[.$G$1]+[.H49]*[.$H$1]+[.I49]*[.$I$1]+[.J49]*[.$J$1]+[.K49]*[.$K$1]+[.L49]*[.$L$1]+[.M49]*[.$M$1]+[.N49]*[.$N$1]+[.O49]*[.$O$1]+[.P49]*[.$P$1]+[.Q49]*[.$Q$1]+[.R49]*[.$R$1]+[.S49]*[.$S$1]+[.T49]*[.$T$1]+[.U49]*[.$U$1]+[.V49]*[.$V$1]+[.W49]*[.$W$1]+[.X49]*[.$X$1]+[.Y49]*[.$Y$1]+[.Z49]*[.$Z$1]+[.AA49]*[.$AA$1]+[.AB49]*[.$AB$1]+[.AC49]*[.$AC$1]+[.AD49]*[.$AD$1]+[.AE49]*[.$AE$1]+[.AF49]*[.$AF$1]+[.AG49]*[.$AG$1]+[.AH49]*[.$AH$1]+[.AI49]*[.$AI$1]+[.AJ49]*[.$AJ$1]+[.AK49]*[.$AK$1]+[.AL49]*[.$AL$1]" office:value-type="float" office:value="278528" calcext:value-type="float">
            <text:p>278528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50];8)" office:value-type="string" office:string-value="00001000" calcext:value-type="string">
            <text:p>00001000</text:p>
          </table:table-cell>
          <table:table-cell table:formula="of:=[.G50]*[.$G$1]+[.H50]*[.$H$1]+[.I50]*[.$I$1]+[.J50]*[.$J$1]+[.K50]*[.$K$1]+[.L50]*[.$L$1]+[.M50]*[.$M$1]+[.N50]*[.$N$1]+[.O50]*[.$O$1]+[.P50]*[.$P$1]+[.Q50]*[.$Q$1]+[.R50]*[.$R$1]+[.S50]*[.$S$1]+[.T50]*[.$T$1]+[.U50]*[.$U$1]+[.V50]*[.$V$1]+[.W50]*[.$W$1]+[.X50]*[.$X$1]+[.Y50]*[.$Y$1]+[.Z50]*[.$Z$1]+[.AA50]*[.$AA$1]+[.AB50]*[.$AB$1]+[.AC50]*[.$AC$1]+[.AD50]*[.$AD$1]+[.AE50]*[.$AE$1]+[.AF50]*[.$AF$1]+[.AG50]*[.$AG$1]+[.AH50]*[.$AH$1]+[.AI50]*[.$AI$1]+[.AJ50]*[.$AJ$1]+[.AK50]*[.$AK$1]+[.AL50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51];8)" office:value-type="string" office:string-value="00048000" calcext:value-type="string">
            <text:p>00048000</text:p>
          </table:table-cell>
          <table:table-cell table:formula="of:=[.G51]*[.$G$1]+[.H51]*[.$H$1]+[.I51]*[.$I$1]+[.J51]*[.$J$1]+[.K51]*[.$K$1]+[.L51]*[.$L$1]+[.M51]*[.$M$1]+[.N51]*[.$N$1]+[.O51]*[.$O$1]+[.P51]*[.$P$1]+[.Q51]*[.$Q$1]+[.R51]*[.$R$1]+[.S51]*[.$S$1]+[.T51]*[.$T$1]+[.U51]*[.$U$1]+[.V51]*[.$V$1]+[.W51]*[.$W$1]+[.X51]*[.$X$1]+[.Y51]*[.$Y$1]+[.Z51]*[.$Z$1]+[.AA51]*[.$AA$1]+[.AB51]*[.$AB$1]+[.AC51]*[.$AC$1]+[.AD51]*[.$AD$1]+[.AE51]*[.$AE$1]+[.AF51]*[.$AF$1]+[.AG51]*[.$AG$1]+[.AH51]*[.$AH$1]+[.AI51]*[.$AI$1]+[.AJ51]*[.$AJ$1]+[.AK51]*[.$AK$1]+[.AL51]*[.$AL$1]" office:value-type="float" office:value="294912" calcext:value-type="float">
            <text:p>294912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52];8)" office:value-type="string" office:string-value="00080000" calcext:value-type="string">
            <text:p>00080000</text:p>
          </table:table-cell>
          <table:table-cell table:formula="of:=[.G52]*[.$G$1]+[.H52]*[.$H$1]+[.I52]*[.$I$1]+[.J52]*[.$J$1]+[.K52]*[.$K$1]+[.L52]*[.$L$1]+[.M52]*[.$M$1]+[.N52]*[.$N$1]+[.O52]*[.$O$1]+[.P52]*[.$P$1]+[.Q52]*[.$Q$1]+[.R52]*[.$R$1]+[.S52]*[.$S$1]+[.T52]*[.$T$1]+[.U52]*[.$U$1]+[.V52]*[.$V$1]+[.W52]*[.$W$1]+[.X52]*[.$X$1]+[.Y52]*[.$Y$1]+[.Z52]*[.$Z$1]+[.AA52]*[.$AA$1]+[.AB52]*[.$AB$1]+[.AC52]*[.$AC$1]+[.AD52]*[.$AD$1]+[.AE52]*[.$AE$1]+[.AF52]*[.$AF$1]+[.AG52]*[.$AG$1]+[.AH52]*[.$AH$1]+[.AI52]*[.$AI$1]+[.AJ52]*[.$AJ$1]+[.AK52]*[.$AK$1]+[.AL52]*[.$AL$1]" office:value-type="float" office:value="524288" calcext:value-type="float">
            <text:p>524288</text:p>
          </table:table-cell>
          <table:table-cell table:style-name="ce9"/>
          <table:table-cell table:number-columns-repeated="11"/>
          <table:table-cell table:style-name="ce8" office:value-type="float" office:value="1" calcext:value-type="float">
            <text:p>1</text:p>
          </table:table-cell>
          <table:table-cell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53];8)" office:value-type="string" office:string-value="80000000" calcext:value-type="string">
            <text:p>80000000</text:p>
          </table:table-cell>
          <table:table-cell table:formula="of:=[.G53]*[.$G$1]+[.H53]*[.$H$1]+[.I53]*[.$I$1]+[.J53]*[.$J$1]+[.K53]*[.$K$1]+[.L53]*[.$L$1]+[.M53]*[.$M$1]+[.N53]*[.$N$1]+[.O53]*[.$O$1]+[.P53]*[.$P$1]+[.Q53]*[.$Q$1]+[.R53]*[.$R$1]+[.S53]*[.$S$1]+[.T53]*[.$T$1]+[.U53]*[.$U$1]+[.V53]*[.$V$1]+[.W53]*[.$W$1]+[.X53]*[.$X$1]+[.Y53]*[.$Y$1]+[.Z53]*[.$Z$1]+[.AA53]*[.$AA$1]+[.AB53]*[.$AB$1]+[.AC53]*[.$AC$1]+[.AD53]*[.$AD$1]+[.AE53]*[.$AE$1]+[.AF53]*[.$AF$1]+[.AG53]*[.$AG$1]+[.AH53]*[.$AH$1]+[.AI53]*[.$AI$1]+[.AJ53]*[.$AJ$1]+[.AK53]*[.$AK$1]+[.AL53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LT M</text:p>
          </table:table-cell>
          <table:table-cell office:value-type="string" calcext:value-type="string">
            <text:p>?RST</text:p>
          </table:table-cell>
          <table:table-cell table:style-name="ce5" office:value-type="string" calcext:value-type="string">
            <text:p>e1</text:p>
          </table:table-cell>
          <table:table-cell table:formula="of:=DEC2HEX([.F54];8)" office:value-type="string" office:string-value="10000000" calcext:value-type="string">
            <text:p>10000000</text:p>
          </table:table-cell>
          <table:table-cell table:formula="of:=[.G54]*[.$G$1]+[.H54]*[.$H$1]+[.I54]*[.$I$1]+[.J54]*[.$J$1]+[.K54]*[.$K$1]+[.L54]*[.$L$1]+[.M54]*[.$M$1]+[.N54]*[.$N$1]+[.O54]*[.$O$1]+[.P54]*[.$P$1]+[.Q54]*[.$Q$1]+[.R54]*[.$R$1]+[.S54]*[.$S$1]+[.T54]*[.$T$1]+[.U54]*[.$U$1]+[.V54]*[.$V$1]+[.W54]*[.$W$1]+[.X54]*[.$X$1]+[.Y54]*[.$Y$1]+[.Z54]*[.$Z$1]+[.AA54]*[.$AA$1]+[.AB54]*[.$AB$1]+[.AC54]*[.$AC$1]+[.AD54]*[.$AD$1]+[.AE54]*[.$AE$1]+[.AF54]*[.$AF$1]+[.AG54]*[.$AG$1]+[.AH54]*[.$AH$1]+[.AI54]*[.$AI$1]+[.AJ54]*[.$AJ$1]+[.AK54]*[.$AK$1]+[.AL54]*[.$AL$1]" office:value-type="float" office:value="268435456" calcext:value-type="float">
            <text:p>268435456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number-columns-repeated="28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O ← ROM</text:p>
          </table:table-cell>
          <table:table-cell table:style-name="ce2"/>
          <table:table-cell table:formula="of:=DEC2HEX([.F55];8)" office:value-type="string" office:string-value="00044000" calcext:value-type="string">
            <text:p>00044000</text:p>
          </table:table-cell>
          <table:table-cell table:formula="of:=[.G55]*[.$G$1]+[.H55]*[.$H$1]+[.I55]*[.$I$1]+[.J55]*[.$J$1]+[.K55]*[.$K$1]+[.L55]*[.$L$1]+[.M55]*[.$M$1]+[.N55]*[.$N$1]+[.O55]*[.$O$1]+[.P55]*[.$P$1]+[.Q55]*[.$Q$1]+[.R55]*[.$R$1]+[.S55]*[.$S$1]+[.T55]*[.$T$1]+[.U55]*[.$U$1]+[.V55]*[.$V$1]+[.W55]*[.$W$1]+[.X55]*[.$X$1]+[.Y55]*[.$Y$1]+[.Z55]*[.$Z$1]+[.AA55]*[.$AA$1]+[.AB55]*[.$AB$1]+[.AC55]*[.$AC$1]+[.AD55]*[.$AD$1]+[.AE55]*[.$AE$1]+[.AF55]*[.$AF$1]+[.AG55]*[.$AG$1]+[.AH55]*[.$AH$1]+[.AI55]*[.$AI$1]+[.AJ55]*[.$AJ$1]+[.AK55]*[.$AK$1]+[.AL55]*[.$AL$1]" office:value-type="float" office:value="278528" calcext:value-type="float">
            <text:p>278528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56];8)" office:value-type="string" office:string-value="00001000" calcext:value-type="string">
            <text:p>00001000</text:p>
          </table:table-cell>
          <table:table-cell table:formula="of:=[.G56]*[.$G$1]+[.H56]*[.$H$1]+[.I56]*[.$I$1]+[.J56]*[.$J$1]+[.K56]*[.$K$1]+[.L56]*[.$L$1]+[.M56]*[.$M$1]+[.N56]*[.$N$1]+[.O56]*[.$O$1]+[.P56]*[.$P$1]+[.Q56]*[.$Q$1]+[.R56]*[.$R$1]+[.S56]*[.$S$1]+[.T56]*[.$T$1]+[.U56]*[.$U$1]+[.V56]*[.$V$1]+[.W56]*[.$W$1]+[.X56]*[.$X$1]+[.Y56]*[.$Y$1]+[.Z56]*[.$Z$1]+[.AA56]*[.$AA$1]+[.AB56]*[.$AB$1]+[.AC56]*[.$AC$1]+[.AD56]*[.$AD$1]+[.AE56]*[.$AE$1]+[.AF56]*[.$AF$1]+[.AG56]*[.$AG$1]+[.AH56]*[.$AH$1]+[.AI56]*[.$AI$1]+[.AJ56]*[.$AJ$1]+[.AK56]*[.$AK$1]+[.AL56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57];8)" office:value-type="string" office:string-value="00048000" calcext:value-type="string">
            <text:p>00048000</text:p>
          </table:table-cell>
          <table:table-cell table:formula="of:=[.G57]*[.$G$1]+[.H57]*[.$H$1]+[.I57]*[.$I$1]+[.J57]*[.$J$1]+[.K57]*[.$K$1]+[.L57]*[.$L$1]+[.M57]*[.$M$1]+[.N57]*[.$N$1]+[.O57]*[.$O$1]+[.P57]*[.$P$1]+[.Q57]*[.$Q$1]+[.R57]*[.$R$1]+[.S57]*[.$S$1]+[.T57]*[.$T$1]+[.U57]*[.$U$1]+[.V57]*[.$V$1]+[.W57]*[.$W$1]+[.X57]*[.$X$1]+[.Y57]*[.$Y$1]+[.Z57]*[.$Z$1]+[.AA57]*[.$AA$1]+[.AB57]*[.$AB$1]+[.AC57]*[.$AC$1]+[.AD57]*[.$AD$1]+[.AE57]*[.$AE$1]+[.AF57]*[.$AF$1]+[.AG57]*[.$AG$1]+[.AH57]*[.$AH$1]+[.AI57]*[.$AI$1]+[.AJ57]*[.$AJ$1]+[.AK57]*[.$AK$1]+[.AL57]*[.$AL$1]" office:value-type="float" office:value="294912" calcext:value-type="float">
            <text:p>294912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58];8)" office:value-type="string" office:string-value="00080000" calcext:value-type="string">
            <text:p>00080000</text:p>
          </table:table-cell>
          <table:table-cell table:formula="of:=[.G58]*[.$G$1]+[.H58]*[.$H$1]+[.I58]*[.$I$1]+[.J58]*[.$J$1]+[.K58]*[.$K$1]+[.L58]*[.$L$1]+[.M58]*[.$M$1]+[.N58]*[.$N$1]+[.O58]*[.$O$1]+[.P58]*[.$P$1]+[.Q58]*[.$Q$1]+[.R58]*[.$R$1]+[.S58]*[.$S$1]+[.T58]*[.$T$1]+[.U58]*[.$U$1]+[.V58]*[.$V$1]+[.W58]*[.$W$1]+[.X58]*[.$X$1]+[.Y58]*[.$Y$1]+[.Z58]*[.$Z$1]+[.AA58]*[.$AA$1]+[.AB58]*[.$AB$1]+[.AC58]*[.$AC$1]+[.AD58]*[.$AD$1]+[.AE58]*[.$AE$1]+[.AF58]*[.$AF$1]+[.AG58]*[.$AG$1]+[.AH58]*[.$AH$1]+[.AI58]*[.$AI$1]+[.AJ58]*[.$AJ$1]+[.AK58]*[.$AK$1]+[.AL58]*[.$AL$1]" office:value-type="float" office:value="524288" calcext:value-type="float">
            <text:p>524288</text:p>
          </table:table-cell>
          <table:table-cell table:style-name="ce9"/>
          <table:table-cell table:number-columns-repeated="11"/>
          <table:table-cell table:style-name="ce8" office:value-type="float" office:value="1" calcext:value-type="float">
            <text:p>1</text:p>
          </table:table-cell>
          <table:table-cell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59];8)" office:value-type="string" office:string-value="80000000" calcext:value-type="string">
            <text:p>80000000</text:p>
          </table:table-cell>
          <table:table-cell table:formula="of:=[.G59]*[.$G$1]+[.H59]*[.$H$1]+[.I59]*[.$I$1]+[.J59]*[.$J$1]+[.K59]*[.$K$1]+[.L59]*[.$L$1]+[.M59]*[.$M$1]+[.N59]*[.$N$1]+[.O59]*[.$O$1]+[.P59]*[.$P$1]+[.Q59]*[.$Q$1]+[.R59]*[.$R$1]+[.S59]*[.$S$1]+[.T59]*[.$T$1]+[.U59]*[.$U$1]+[.V59]*[.$V$1]+[.W59]*[.$W$1]+[.X59]*[.$X$1]+[.Y59]*[.$Y$1]+[.Z59]*[.$Z$1]+[.AA59]*[.$AA$1]+[.AB59]*[.$AB$1]+[.AC59]*[.$AC$1]+[.AD59]*[.$AD$1]+[.AE59]*[.$AE$1]+[.AF59]*[.$AF$1]+[.AG59]*[.$AG$1]+[.AH59]*[.$AH$1]+[.AI59]*[.$AI$1]+[.AJ59]*[.$AJ$1]+[.AK59]*[.$AK$1]+[.AL59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GT M</text:p>
          </table:table-cell>
          <table:table-cell office:value-type="string" calcext:value-type="string">
            <text:p>?RST</text:p>
          </table:table-cell>
          <table:table-cell table:style-name="ce5" office:value-type="string" calcext:value-type="string">
            <text:p>e7</text:p>
          </table:table-cell>
          <table:table-cell table:formula="of:=DEC2HEX([.F60];8)" office:value-type="string" office:string-value="08000000" calcext:value-type="string">
            <text:p>08000000</text:p>
          </table:table-cell>
          <table:table-cell table:formula="of:=[.G60]*[.$G$1]+[.H60]*[.$H$1]+[.I60]*[.$I$1]+[.J60]*[.$J$1]+[.K60]*[.$K$1]+[.L60]*[.$L$1]+[.M60]*[.$M$1]+[.N60]*[.$N$1]+[.O60]*[.$O$1]+[.P60]*[.$P$1]+[.Q60]*[.$Q$1]+[.R60]*[.$R$1]+[.S60]*[.$S$1]+[.T60]*[.$T$1]+[.U60]*[.$U$1]+[.V60]*[.$V$1]+[.W60]*[.$W$1]+[.X60]*[.$X$1]+[.Y60]*[.$Y$1]+[.Z60]*[.$Z$1]+[.AA60]*[.$AA$1]+[.AB60]*[.$AB$1]+[.AC60]*[.$AC$1]+[.AD60]*[.$AD$1]+[.AE60]*[.$AE$1]+[.AF60]*[.$AF$1]+[.AG60]*[.$AG$1]+[.AH60]*[.$AH$1]+[.AI60]*[.$AI$1]+[.AJ60]*[.$AJ$1]+[.AK60]*[.$AK$1]+[.AL60]*[.$AL$1]" office:value-type="float" office:value="134217728" calcext:value-type="float">
            <text:p>134217728</text:p>
          </table:table-cell>
          <table:table-cell table:number-columns-repeated="3"/>
          <table:table-cell table:style-name="ce14"/>
          <table:table-cell table:style-name="ce8" office:value-type="float" office:value="1" calcext:value-type="float">
            <text:p>1</text:p>
          </table:table-cell>
          <table:table-cell table:number-columns-repeated="27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O ← ROM</text:p>
          </table:table-cell>
          <table:table-cell table:style-name="ce2"/>
          <table:table-cell table:formula="of:=DEC2HEX([.F61];8)" office:value-type="string" office:string-value="00044000" calcext:value-type="string">
            <text:p>00044000</text:p>
          </table:table-cell>
          <table:table-cell table:formula="of:=[.G61]*[.$G$1]+[.H61]*[.$H$1]+[.I61]*[.$I$1]+[.J61]*[.$J$1]+[.K61]*[.$K$1]+[.L61]*[.$L$1]+[.M61]*[.$M$1]+[.N61]*[.$N$1]+[.O61]*[.$O$1]+[.P61]*[.$P$1]+[.Q61]*[.$Q$1]+[.R61]*[.$R$1]+[.S61]*[.$S$1]+[.T61]*[.$T$1]+[.U61]*[.$U$1]+[.V61]*[.$V$1]+[.W61]*[.$W$1]+[.X61]*[.$X$1]+[.Y61]*[.$Y$1]+[.Z61]*[.$Z$1]+[.AA61]*[.$AA$1]+[.AB61]*[.$AB$1]+[.AC61]*[.$AC$1]+[.AD61]*[.$AD$1]+[.AE61]*[.$AE$1]+[.AF61]*[.$AF$1]+[.AG61]*[.$AG$1]+[.AH61]*[.$AH$1]+[.AI61]*[.$AI$1]+[.AJ61]*[.$AJ$1]+[.AK61]*[.$AK$1]+[.AL61]*[.$AL$1]" office:value-type="float" office:value="278528" calcext:value-type="float">
            <text:p>278528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62];8)" office:value-type="string" office:string-value="00001000" calcext:value-type="string">
            <text:p>00001000</text:p>
          </table:table-cell>
          <table:table-cell table:formula="of:=[.G62]*[.$G$1]+[.H62]*[.$H$1]+[.I62]*[.$I$1]+[.J62]*[.$J$1]+[.K62]*[.$K$1]+[.L62]*[.$L$1]+[.M62]*[.$M$1]+[.N62]*[.$N$1]+[.O62]*[.$O$1]+[.P62]*[.$P$1]+[.Q62]*[.$Q$1]+[.R62]*[.$R$1]+[.S62]*[.$S$1]+[.T62]*[.$T$1]+[.U62]*[.$U$1]+[.V62]*[.$V$1]+[.W62]*[.$W$1]+[.X62]*[.$X$1]+[.Y62]*[.$Y$1]+[.Z62]*[.$Z$1]+[.AA62]*[.$AA$1]+[.AB62]*[.$AB$1]+[.AC62]*[.$AC$1]+[.AD62]*[.$AD$1]+[.AE62]*[.$AE$1]+[.AF62]*[.$AF$1]+[.AG62]*[.$AG$1]+[.AH62]*[.$AH$1]+[.AI62]*[.$AI$1]+[.AJ62]*[.$AJ$1]+[.AK62]*[.$AK$1]+[.AL62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63];8)" office:value-type="string" office:string-value="00048000" calcext:value-type="string">
            <text:p>00048000</text:p>
          </table:table-cell>
          <table:table-cell table:formula="of:=[.G63]*[.$G$1]+[.H63]*[.$H$1]+[.I63]*[.$I$1]+[.J63]*[.$J$1]+[.K63]*[.$K$1]+[.L63]*[.$L$1]+[.M63]*[.$M$1]+[.N63]*[.$N$1]+[.O63]*[.$O$1]+[.P63]*[.$P$1]+[.Q63]*[.$Q$1]+[.R63]*[.$R$1]+[.S63]*[.$S$1]+[.T63]*[.$T$1]+[.U63]*[.$U$1]+[.V63]*[.$V$1]+[.W63]*[.$W$1]+[.X63]*[.$X$1]+[.Y63]*[.$Y$1]+[.Z63]*[.$Z$1]+[.AA63]*[.$AA$1]+[.AB63]*[.$AB$1]+[.AC63]*[.$AC$1]+[.AD63]*[.$AD$1]+[.AE63]*[.$AE$1]+[.AF63]*[.$AF$1]+[.AG63]*[.$AG$1]+[.AH63]*[.$AH$1]+[.AI63]*[.$AI$1]+[.AJ63]*[.$AJ$1]+[.AK63]*[.$AK$1]+[.AL63]*[.$AL$1]" office:value-type="float" office:value="294912" calcext:value-type="float">
            <text:p>294912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64];8)" office:value-type="string" office:string-value="00080000" calcext:value-type="string">
            <text:p>00080000</text:p>
          </table:table-cell>
          <table:table-cell table:formula="of:=[.G64]*[.$G$1]+[.H64]*[.$H$1]+[.I64]*[.$I$1]+[.J64]*[.$J$1]+[.K64]*[.$K$1]+[.L64]*[.$L$1]+[.M64]*[.$M$1]+[.N64]*[.$N$1]+[.O64]*[.$O$1]+[.P64]*[.$P$1]+[.Q64]*[.$Q$1]+[.R64]*[.$R$1]+[.S64]*[.$S$1]+[.T64]*[.$T$1]+[.U64]*[.$U$1]+[.V64]*[.$V$1]+[.W64]*[.$W$1]+[.X64]*[.$X$1]+[.Y64]*[.$Y$1]+[.Z64]*[.$Z$1]+[.AA64]*[.$AA$1]+[.AB64]*[.$AB$1]+[.AC64]*[.$AC$1]+[.AD64]*[.$AD$1]+[.AE64]*[.$AE$1]+[.AF64]*[.$AF$1]+[.AG64]*[.$AG$1]+[.AH64]*[.$AH$1]+[.AI64]*[.$AI$1]+[.AJ64]*[.$AJ$1]+[.AK64]*[.$AK$1]+[.AL64]*[.$AL$1]" office:value-type="float" office:value="524288" calcext:value-type="float">
            <text:p>524288</text:p>
          </table:table-cell>
          <table:table-cell table:style-name="ce9"/>
          <table:table-cell table:number-columns-repeated="11"/>
          <table:table-cell table:style-name="ce8" office:value-type="float" office:value="1" calcext:value-type="float">
            <text:p>1</text:p>
          </table:table-cell>
          <table:table-cell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65];8)" office:value-type="string" office:string-value="80000000" calcext:value-type="string">
            <text:p>80000000</text:p>
          </table:table-cell>
          <table:table-cell table:formula="of:=[.G65]*[.$G$1]+[.H65]*[.$H$1]+[.I65]*[.$I$1]+[.J65]*[.$J$1]+[.K65]*[.$K$1]+[.L65]*[.$L$1]+[.M65]*[.$M$1]+[.N65]*[.$N$1]+[.O65]*[.$O$1]+[.P65]*[.$P$1]+[.Q65]*[.$Q$1]+[.R65]*[.$R$1]+[.S65]*[.$S$1]+[.T65]*[.$T$1]+[.U65]*[.$U$1]+[.V65]*[.$V$1]+[.W65]*[.$W$1]+[.X65]*[.$X$1]+[.Y65]*[.$Y$1]+[.Z65]*[.$Z$1]+[.AA65]*[.$AA$1]+[.AB65]*[.$AB$1]+[.AC65]*[.$AC$1]+[.AD65]*[.$AD$1]+[.AE65]*[.$AE$1]+[.AF65]*[.$AF$1]+[.AG65]*[.$AG$1]+[.AH65]*[.$AH$1]+[.AI65]*[.$AI$1]+[.AJ65]*[.$AJ$1]+[.AK65]*[.$AK$1]+[.AL65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NZ M</text:p>
          </table:table-cell>
          <table:table-cell office:value-type="string" calcext:value-type="string">
            <text:p>?RST</text:p>
          </table:table-cell>
          <table:table-cell table:style-name="ce5" office:value-type="string" calcext:value-type="string">
            <text:p>db</text:p>
          </table:table-cell>
          <table:table-cell table:formula="of:=DEC2HEX([.F66];8)" office:value-type="string" office:string-value="04000000" calcext:value-type="string">
            <text:p>04000000</text:p>
          </table:table-cell>
          <table:table-cell table:formula="of:=[.G66]*[.$G$1]+[.H66]*[.$H$1]+[.I66]*[.$I$1]+[.J66]*[.$J$1]+[.K66]*[.$K$1]+[.L66]*[.$L$1]+[.M66]*[.$M$1]+[.N66]*[.$N$1]+[.O66]*[.$O$1]+[.P66]*[.$P$1]+[.Q66]*[.$Q$1]+[.R66]*[.$R$1]+[.S66]*[.$S$1]+[.T66]*[.$T$1]+[.U66]*[.$U$1]+[.V66]*[.$V$1]+[.W66]*[.$W$1]+[.X66]*[.$X$1]+[.Y66]*[.$Y$1]+[.Z66]*[.$Z$1]+[.AA66]*[.$AA$1]+[.AB66]*[.$AB$1]+[.AC66]*[.$AC$1]+[.AD66]*[.$AD$1]+[.AE66]*[.$AE$1]+[.AF66]*[.$AF$1]+[.AG66]*[.$AG$1]+[.AH66]*[.$AH$1]+[.AI66]*[.$AI$1]+[.AJ66]*[.$AJ$1]+[.AK66]*[.$AK$1]+[.AL66]*[.$AL$1]" office:value-type="float" office:value="67108864" calcext:value-type="float">
            <text:p>67108864</text:p>
          </table:table-cell>
          <table:table-cell table:number-columns-repeated="3"/>
          <table:table-cell table:style-name="ce14"/>
          <table:table-cell table:style-name="ce2"/>
          <table:table-cell table:style-name="ce8" office:value-type="float" office:value="1" calcext:value-type="float">
            <text:p>1</text:p>
          </table:table-cell>
          <table:table-cell table:number-columns-repeated="26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O ← ROM</text:p>
          </table:table-cell>
          <table:table-cell table:style-name="ce2"/>
          <table:table-cell table:formula="of:=DEC2HEX([.F67];8)" office:value-type="string" office:string-value="00044000" calcext:value-type="string">
            <text:p>00044000</text:p>
          </table:table-cell>
          <table:table-cell table:formula="of:=[.G67]*[.$G$1]+[.H67]*[.$H$1]+[.I67]*[.$I$1]+[.J67]*[.$J$1]+[.K67]*[.$K$1]+[.L67]*[.$L$1]+[.M67]*[.$M$1]+[.N67]*[.$N$1]+[.O67]*[.$O$1]+[.P67]*[.$P$1]+[.Q67]*[.$Q$1]+[.R67]*[.$R$1]+[.S67]*[.$S$1]+[.T67]*[.$T$1]+[.U67]*[.$U$1]+[.V67]*[.$V$1]+[.W67]*[.$W$1]+[.X67]*[.$X$1]+[.Y67]*[.$Y$1]+[.Z67]*[.$Z$1]+[.AA67]*[.$AA$1]+[.AB67]*[.$AB$1]+[.AC67]*[.$AC$1]+[.AD67]*[.$AD$1]+[.AE67]*[.$AE$1]+[.AF67]*[.$AF$1]+[.AG67]*[.$AG$1]+[.AH67]*[.$AH$1]+[.AI67]*[.$AI$1]+[.AJ67]*[.$AJ$1]+[.AK67]*[.$AK$1]+[.AL67]*[.$AL$1]" office:value-type="float" office:value="278528" calcext:value-type="float">
            <text:p>278528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68];8)" office:value-type="string" office:string-value="00001000" calcext:value-type="string">
            <text:p>00001000</text:p>
          </table:table-cell>
          <table:table-cell table:formula="of:=[.G68]*[.$G$1]+[.H68]*[.$H$1]+[.I68]*[.$I$1]+[.J68]*[.$J$1]+[.K68]*[.$K$1]+[.L68]*[.$L$1]+[.M68]*[.$M$1]+[.N68]*[.$N$1]+[.O68]*[.$O$1]+[.P68]*[.$P$1]+[.Q68]*[.$Q$1]+[.R68]*[.$R$1]+[.S68]*[.$S$1]+[.T68]*[.$T$1]+[.U68]*[.$U$1]+[.V68]*[.$V$1]+[.W68]*[.$W$1]+[.X68]*[.$X$1]+[.Y68]*[.$Y$1]+[.Z68]*[.$Z$1]+[.AA68]*[.$AA$1]+[.AB68]*[.$AB$1]+[.AC68]*[.$AC$1]+[.AD68]*[.$AD$1]+[.AE68]*[.$AE$1]+[.AF68]*[.$AF$1]+[.AG68]*[.$AG$1]+[.AH68]*[.$AH$1]+[.AI68]*[.$AI$1]+[.AJ68]*[.$AJ$1]+[.AK68]*[.$AK$1]+[.AL68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69];8)" office:value-type="string" office:string-value="00048000" calcext:value-type="string">
            <text:p>00048000</text:p>
          </table:table-cell>
          <table:table-cell table:formula="of:=[.G69]*[.$G$1]+[.H69]*[.$H$1]+[.I69]*[.$I$1]+[.J69]*[.$J$1]+[.K69]*[.$K$1]+[.L69]*[.$L$1]+[.M69]*[.$M$1]+[.N69]*[.$N$1]+[.O69]*[.$O$1]+[.P69]*[.$P$1]+[.Q69]*[.$Q$1]+[.R69]*[.$R$1]+[.S69]*[.$S$1]+[.T69]*[.$T$1]+[.U69]*[.$U$1]+[.V69]*[.$V$1]+[.W69]*[.$W$1]+[.X69]*[.$X$1]+[.Y69]*[.$Y$1]+[.Z69]*[.$Z$1]+[.AA69]*[.$AA$1]+[.AB69]*[.$AB$1]+[.AC69]*[.$AC$1]+[.AD69]*[.$AD$1]+[.AE69]*[.$AE$1]+[.AF69]*[.$AF$1]+[.AG69]*[.$AG$1]+[.AH69]*[.$AH$1]+[.AI69]*[.$AI$1]+[.AJ69]*[.$AJ$1]+[.AK69]*[.$AK$1]+[.AL69]*[.$AL$1]" office:value-type="float" office:value="294912" calcext:value-type="float">
            <text:p>294912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70];8)" office:value-type="string" office:string-value="00080000" calcext:value-type="string">
            <text:p>00080000</text:p>
          </table:table-cell>
          <table:table-cell table:formula="of:=[.G70]*[.$G$1]+[.H70]*[.$H$1]+[.I70]*[.$I$1]+[.J70]*[.$J$1]+[.K70]*[.$K$1]+[.L70]*[.$L$1]+[.M70]*[.$M$1]+[.N70]*[.$N$1]+[.O70]*[.$O$1]+[.P70]*[.$P$1]+[.Q70]*[.$Q$1]+[.R70]*[.$R$1]+[.S70]*[.$S$1]+[.T70]*[.$T$1]+[.U70]*[.$U$1]+[.V70]*[.$V$1]+[.W70]*[.$W$1]+[.X70]*[.$X$1]+[.Y70]*[.$Y$1]+[.Z70]*[.$Z$1]+[.AA70]*[.$AA$1]+[.AB70]*[.$AB$1]+[.AC70]*[.$AC$1]+[.AD70]*[.$AD$1]+[.AE70]*[.$AE$1]+[.AF70]*[.$AF$1]+[.AG70]*[.$AG$1]+[.AH70]*[.$AH$1]+[.AI70]*[.$AI$1]+[.AJ70]*[.$AJ$1]+[.AK70]*[.$AK$1]+[.AL70]*[.$AL$1]" office:value-type="float" office:value="524288" calcext:value-type="float">
            <text:p>524288</text:p>
          </table:table-cell>
          <table:table-cell table:style-name="ce9"/>
          <table:table-cell table:number-columns-repeated="11"/>
          <table:table-cell table:style-name="ce8" office:value-type="float" office:value="1" calcext:value-type="float">
            <text:p>1</text:p>
          </table:table-cell>
          <table:table-cell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71];8)" office:value-type="string" office:string-value="80000000" calcext:value-type="string">
            <text:p>80000000</text:p>
          </table:table-cell>
          <table:table-cell table:formula="of:=[.G71]*[.$G$1]+[.H71]*[.$H$1]+[.I71]*[.$I$1]+[.J71]*[.$J$1]+[.K71]*[.$K$1]+[.L71]*[.$L$1]+[.M71]*[.$M$1]+[.N71]*[.$N$1]+[.O71]*[.$O$1]+[.P71]*[.$P$1]+[.Q71]*[.$Q$1]+[.R71]*[.$R$1]+[.S71]*[.$S$1]+[.T71]*[.$T$1]+[.U71]*[.$U$1]+[.V71]*[.$V$1]+[.W71]*[.$W$1]+[.X71]*[.$X$1]+[.Y71]*[.$Y$1]+[.Z71]*[.$Z$1]+[.AA71]*[.$AA$1]+[.AB71]*[.$AB$1]+[.AC71]*[.$AC$1]+[.AD71]*[.$AD$1]+[.AE71]*[.$AE$1]+[.AF71]*[.$AF$1]+[.AG71]*[.$AG$1]+[.AH71]*[.$AH$1]+[.AI71]*[.$AI$1]+[.AJ71]*[.$AJ$1]+[.AK71]*[.$AK$1]+[.AL71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3" office:value-type="string" calcext:value-type="string">
            <text:p>3C</text:p>
          </table:table-cell>
          <table:table-cell table:formula="of:=DEC2HEX([.F72];8)" office:value-type="string" office:string-value="000000DC" calcext:value-type="string">
            <text:p>000000DC</text:p>
          </table:table-cell>
          <table:table-cell table:formula="of:=[.G72]*[.$G$1]+[.H72]*[.$H$1]+[.I72]*[.$I$1]+[.J72]*[.$J$1]+[.K72]*[.$K$1]+[.L72]*[.$L$1]+[.M72]*[.$M$1]+[.N72]*[.$N$1]+[.O72]*[.$O$1]+[.P72]*[.$P$1]+[.Q72]*[.$Q$1]+[.R72]*[.$R$1]+[.S72]*[.$S$1]+[.T72]*[.$T$1]+[.U72]*[.$U$1]+[.V72]*[.$V$1]+[.W72]*[.$W$1]+[.X72]*[.$X$1]+[.Y72]*[.$Y$1]+[.Z72]*[.$Z$1]+[.AA72]*[.$AA$1]+[.AB72]*[.$AB$1]+[.AC72]*[.$AC$1]+[.AD72]*[.$AD$1]+[.AE72]*[.$AE$1]+[.AF72]*[.$AF$1]+[.AG72]*[.$AG$1]+[.AH72]*[.$AH$1]+[.AI72]*[.$AI$1]+[.AJ72]*[.$AJ$1]+[.AK72]*[.$AK$1]+[.AL72]*[.$AL$1]" office:value-type="float" office:value="220" calcext:value-type="float">
            <text:p>220</text:p>
          </table:table-cell>
          <table:table-cell table:number-columns-repeated="23"/>
          <table:table-cell table:style-name="ce9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3];8)" office:value-type="string" office:string-value="80000000" calcext:value-type="string">
            <text:p>80000000</text:p>
          </table:table-cell>
          <table:table-cell table:formula="of:=[.G73]*[.$G$1]+[.H73]*[.$H$1]+[.I73]*[.$I$1]+[.J73]*[.$J$1]+[.K73]*[.$K$1]+[.L73]*[.$L$1]+[.M73]*[.$M$1]+[.N73]*[.$N$1]+[.O73]*[.$O$1]+[.P73]*[.$P$1]+[.Q73]*[.$Q$1]+[.R73]*[.$R$1]+[.S73]*[.$S$1]+[.T73]*[.$T$1]+[.U73]*[.$U$1]+[.V73]*[.$V$1]+[.W73]*[.$W$1]+[.X73]*[.$X$1]+[.Y73]*[.$Y$1]+[.Z73]*[.$Z$1]+[.AA73]*[.$AA$1]+[.AB73]*[.$AB$1]+[.AC73]*[.$AC$1]+[.AD73]*[.$AD$1]+[.AE73]*[.$AE$1]+[.AF73]*[.$AF$1]+[.AG73]*[.$AG$1]+[.AH73]*[.$AH$1]+[.AI73]*[.$AI$1]+[.AJ73]*[.$AJ$1]+[.AK73]*[.$AK$1]+[.AL73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3" office:value-type="string" calcext:value-type="string">
            <text:p>90</text:p>
          </table:table-cell>
          <table:table-cell table:formula="of:=DEC2HEX([.F74];8)" office:value-type="string" office:string-value="000000E8" calcext:value-type="string">
            <text:p>000000E8</text:p>
          </table:table-cell>
          <table:table-cell table:formula="of:=[.G74]*[.$G$1]+[.H74]*[.$H$1]+[.I74]*[.$I$1]+[.J74]*[.$J$1]+[.K74]*[.$K$1]+[.L74]*[.$L$1]+[.M74]*[.$M$1]+[.N74]*[.$N$1]+[.O74]*[.$O$1]+[.P74]*[.$P$1]+[.Q74]*[.$Q$1]+[.R74]*[.$R$1]+[.S74]*[.$S$1]+[.T74]*[.$T$1]+[.U74]*[.$U$1]+[.V74]*[.$V$1]+[.W74]*[.$W$1]+[.X74]*[.$X$1]+[.Y74]*[.$Y$1]+[.Z74]*[.$Z$1]+[.AA74]*[.$AA$1]+[.AB74]*[.$AB$1]+[.AC74]*[.$AC$1]+[.AD74]*[.$AD$1]+[.AE74]*[.$AE$1]+[.AF74]*[.$AF$1]+[.AG74]*[.$AG$1]+[.AH74]*[.$AH$1]+[.AI74]*[.$AI$1]+[.AJ74]*[.$AJ$1]+[.AK74]*[.$AK$1]+[.AL74]*[.$AL$1]" office:value-type="float" office:value="232" calcext:value-type="float">
            <text:p>232</text:p>
          </table:table-cell>
          <table:table-cell table:number-columns-repeated="24"/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5];8)" office:value-type="string" office:string-value="80000000" calcext:value-type="string">
            <text:p>80000000</text:p>
          </table:table-cell>
          <table:table-cell table:formula="of:=[.G75]*[.$G$1]+[.H75]*[.$H$1]+[.I75]*[.$I$1]+[.J75]*[.$J$1]+[.K75]*[.$K$1]+[.L75]*[.$L$1]+[.M75]*[.$M$1]+[.N75]*[.$N$1]+[.O75]*[.$O$1]+[.P75]*[.$P$1]+[.Q75]*[.$Q$1]+[.R75]*[.$R$1]+[.S75]*[.$S$1]+[.T75]*[.$T$1]+[.U75]*[.$U$1]+[.V75]*[.$V$1]+[.W75]*[.$W$1]+[.X75]*[.$X$1]+[.Y75]*[.$Y$1]+[.Z75]*[.$Z$1]+[.AA75]*[.$AA$1]+[.AB75]*[.$AB$1]+[.AC75]*[.$AC$1]+[.AD75]*[.$AD$1]+[.AE75]*[.$AE$1]+[.AF75]*[.$AF$1]+[.AG75]*[.$AG$1]+[.AH75]*[.$AH$1]+[.AI75]*[.$AI$1]+[.AJ75]*[.$AJ$1]+[.AK75]*[.$AK$1]+[.AL75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3" office:value-type="string" calcext:value-type="string">
            <text:p>98</text:p>
          </table:table-cell>
          <table:table-cell table:formula="of:=DEC2HEX([.F76];8)" office:value-type="string" office:string-value="000000E9" calcext:value-type="string">
            <text:p>000000E9</text:p>
          </table:table-cell>
          <table:table-cell table:formula="of:=[.G76]*[.$G$1]+[.H76]*[.$H$1]+[.I76]*[.$I$1]+[.J76]*[.$J$1]+[.K76]*[.$K$1]+[.L76]*[.$L$1]+[.M76]*[.$M$1]+[.N76]*[.$N$1]+[.O76]*[.$O$1]+[.P76]*[.$P$1]+[.Q76]*[.$Q$1]+[.R76]*[.$R$1]+[.S76]*[.$S$1]+[.T76]*[.$T$1]+[.U76]*[.$U$1]+[.V76]*[.$V$1]+[.W76]*[.$W$1]+[.X76]*[.$X$1]+[.Y76]*[.$Y$1]+[.Z76]*[.$Z$1]+[.AA76]*[.$AA$1]+[.AB76]*[.$AB$1]+[.AC76]*[.$AC$1]+[.AD76]*[.$AD$1]+[.AE76]*[.$AE$1]+[.AF76]*[.$AF$1]+[.AG76]*[.$AG$1]+[.AH76]*[.$AH$1]+[.AI76]*[.$AI$1]+[.AJ76]*[.$AJ$1]+[.AK76]*[.$AK$1]+[.AL76]*[.$AL$1]" office:value-type="float" office:value="233" calcext:value-type="float">
            <text:p>233</text:p>
          </table:table-cell>
          <table:table-cell table:number-columns-repeated="24"/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7];8)" office:value-type="string" office:string-value="80000000" calcext:value-type="string">
            <text:p>80000000</text:p>
          </table:table-cell>
          <table:table-cell table:formula="of:=[.G77]*[.$G$1]+[.H77]*[.$H$1]+[.I77]*[.$I$1]+[.J77]*[.$J$1]+[.K77]*[.$K$1]+[.L77]*[.$L$1]+[.M77]*[.$M$1]+[.N77]*[.$N$1]+[.O77]*[.$O$1]+[.P77]*[.$P$1]+[.Q77]*[.$Q$1]+[.R77]*[.$R$1]+[.S77]*[.$S$1]+[.T77]*[.$T$1]+[.U77]*[.$U$1]+[.V77]*[.$V$1]+[.W77]*[.$W$1]+[.X77]*[.$X$1]+[.Y77]*[.$Y$1]+[.Z77]*[.$Z$1]+[.AA77]*[.$AA$1]+[.AB77]*[.$AB$1]+[.AC77]*[.$AC$1]+[.AD77]*[.$AD$1]+[.AE77]*[.$AE$1]+[.AF77]*[.$AF$1]+[.AG77]*[.$AG$1]+[.AH77]*[.$AH$1]+[.AI77]*[.$AI$1]+[.AJ77]*[.$AJ$1]+[.AK77]*[.$AK$1]+[.AL77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3" office:value-type="string" calcext:value-type="string">
            <text:p>B0</text:p>
          </table:table-cell>
          <table:table-cell table:formula="of:=DEC2HEX([.F78];8)" office:value-type="string" office:string-value="000000D0" calcext:value-type="string">
            <text:p>000000D0</text:p>
          </table:table-cell>
          <table:table-cell table:formula="of:=[.G78]*[.$G$1]+[.H78]*[.$H$1]+[.I78]*[.$I$1]+[.J78]*[.$J$1]+[.K78]*[.$K$1]+[.L78]*[.$L$1]+[.M78]*[.$M$1]+[.N78]*[.$N$1]+[.O78]*[.$O$1]+[.P78]*[.$P$1]+[.Q78]*[.$Q$1]+[.R78]*[.$R$1]+[.S78]*[.$S$1]+[.T78]*[.$T$1]+[.U78]*[.$U$1]+[.V78]*[.$V$1]+[.W78]*[.$W$1]+[.X78]*[.$X$1]+[.Y78]*[.$Y$1]+[.Z78]*[.$Z$1]+[.AA78]*[.$AA$1]+[.AB78]*[.$AB$1]+[.AC78]*[.$AC$1]+[.AD78]*[.$AD$1]+[.AE78]*[.$AE$1]+[.AF78]*[.$AF$1]+[.AG78]*[.$AG$1]+[.AH78]*[.$AH$1]+[.AI78]*[.$AI$1]+[.AJ78]*[.$AJ$1]+[.AK78]*[.$AK$1]+[.AL78]*[.$AL$1]" office:value-type="float" office:value="208" calcext:value-type="float">
            <text:p>208</text:p>
          </table:table-cell>
          <table:table-cell table:number-columns-repeated="24"/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9"/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9];8)" office:value-type="string" office:string-value="80000000" calcext:value-type="string">
            <text:p>80000000</text:p>
          </table:table-cell>
          <table:table-cell table:formula="of:=[.G79]*[.$G$1]+[.H79]*[.$H$1]+[.I79]*[.$I$1]+[.J79]*[.$J$1]+[.K79]*[.$K$1]+[.L79]*[.$L$1]+[.M79]*[.$M$1]+[.N79]*[.$N$1]+[.O79]*[.$O$1]+[.P79]*[.$P$1]+[.Q79]*[.$Q$1]+[.R79]*[.$R$1]+[.S79]*[.$S$1]+[.T79]*[.$T$1]+[.U79]*[.$U$1]+[.V79]*[.$V$1]+[.W79]*[.$W$1]+[.X79]*[.$X$1]+[.Y79]*[.$Y$1]+[.Z79]*[.$Z$1]+[.AA79]*[.$AA$1]+[.AB79]*[.$AB$1]+[.AC79]*[.$AC$1]+[.AD79]*[.$AD$1]+[.AE79]*[.$AE$1]+[.AF79]*[.$AF$1]+[.AG79]*[.$AG$1]+[.AH79]*[.$AH$1]+[.AI79]*[.$AI$1]+[.AJ79]*[.$AJ$1]+[.AK79]*[.$AK$1]+[.AL79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3" office:value-type="string" calcext:value-type="string">
            <text:p>A0</text:p>
          </table:table-cell>
          <table:table-cell table:formula="of:=DEC2HEX([.F80];8)" office:value-type="string" office:string-value="000000C8" calcext:value-type="string">
            <text:p>000000C8</text:p>
          </table:table-cell>
          <table:table-cell table:formula="of:=[.G80]*[.$G$1]+[.H80]*[.$H$1]+[.I80]*[.$I$1]+[.J80]*[.$J$1]+[.K80]*[.$K$1]+[.L80]*[.$L$1]+[.M80]*[.$M$1]+[.N80]*[.$N$1]+[.O80]*[.$O$1]+[.P80]*[.$P$1]+[.Q80]*[.$Q$1]+[.R80]*[.$R$1]+[.S80]*[.$S$1]+[.T80]*[.$T$1]+[.U80]*[.$U$1]+[.V80]*[.$V$1]+[.W80]*[.$W$1]+[.X80]*[.$X$1]+[.Y80]*[.$Y$1]+[.Z80]*[.$Z$1]+[.AA80]*[.$AA$1]+[.AB80]*[.$AB$1]+[.AC80]*[.$AC$1]+[.AD80]*[.$AD$1]+[.AE80]*[.$AE$1]+[.AF80]*[.$AF$1]+[.AG80]*[.$AG$1]+[.AH80]*[.$AH$1]+[.AI80]*[.$AI$1]+[.AJ80]*[.$AJ$1]+[.AK80]*[.$AK$1]+[.AL80]*[.$AL$1]" office:value-type="float" office:value="200" calcext:value-type="float">
            <text:p>200</text:p>
          </table:table-cell>
          <table:table-cell table:number-columns-repeated="24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1];8)" office:value-type="string" office:string-value="80000000" calcext:value-type="string">
            <text:p>80000000</text:p>
          </table:table-cell>
          <table:table-cell table:formula="of:=[.G81]*[.$G$1]+[.H81]*[.$H$1]+[.I81]*[.$I$1]+[.J81]*[.$J$1]+[.K81]*[.$K$1]+[.L81]*[.$L$1]+[.M81]*[.$M$1]+[.N81]*[.$N$1]+[.O81]*[.$O$1]+[.P81]*[.$P$1]+[.Q81]*[.$Q$1]+[.R81]*[.$R$1]+[.S81]*[.$S$1]+[.T81]*[.$T$1]+[.U81]*[.$U$1]+[.V81]*[.$V$1]+[.W81]*[.$W$1]+[.X81]*[.$X$1]+[.Y81]*[.$Y$1]+[.Z81]*[.$Z$1]+[.AA81]*[.$AA$1]+[.AB81]*[.$AB$1]+[.AC81]*[.$AC$1]+[.AD81]*[.$AD$1]+[.AE81]*[.$AE$1]+[.AF81]*[.$AF$1]+[.AG81]*[.$AG$1]+[.AH81]*[.$AH$1]+[.AI81]*[.$AI$1]+[.AJ81]*[.$AJ$1]+[.AK81]*[.$AK$1]+[.AL81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DEC2HEX([.F82];8)" office:value-type="string" office:string-value="00000000" calcext:value-type="string">
            <text:p>00000000</text:p>
          </table:table-cell>
          <table:table-cell table:formula="of:=[.G82]*[.$G$1]+[.H82]*[.$H$1]+[.I82]*[.$I$1]+[.J82]*[.$J$1]+[.K82]*[.$K$1]+[.L82]*[.$L$1]+[.M82]*[.$M$1]+[.N82]*[.$N$1]+[.O82]*[.$O$1]+[.P82]*[.$P$1]+[.Q82]*[.$Q$1]+[.R82]*[.$R$1]+[.S82]*[.$S$1]+[.T82]*[.$T$1]+[.U82]*[.$U$1]+[.V82]*[.$V$1]+[.W82]*[.$W$1]+[.X82]*[.$X$1]+[.Y82]*[.$Y$1]+[.Z82]*[.$Z$1]+[.AA82]*[.$AA$1]+[.AB82]*[.$AB$1]+[.AC82]*[.$AC$1]+[.AD82]*[.$AD$1]+[.AE82]*[.$AE$1]+[.AF82]*[.$AF$1]+[.AG82]*[.$AG$1]+[.AH82]*[.$AH$1]+[.AI82]*[.$AI$1]+[.AJ82]*[.$AJ$1]+[.AK82]*[.$AK$1]+[.AL82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DEC2HEX([.F83];8)" office:value-type="string" office:string-value="00000000" calcext:value-type="string">
            <text:p>00000000</text:p>
          </table:table-cell>
          <table:table-cell table:formula="of:=[.G83]*[.$G$1]+[.H83]*[.$H$1]+[.I83]*[.$I$1]+[.J83]*[.$J$1]+[.K83]*[.$K$1]+[.L83]*[.$L$1]+[.M83]*[.$M$1]+[.N83]*[.$N$1]+[.O83]*[.$O$1]+[.P83]*[.$P$1]+[.Q83]*[.$Q$1]+[.R83]*[.$R$1]+[.S83]*[.$S$1]+[.T83]*[.$T$1]+[.U83]*[.$U$1]+[.V83]*[.$V$1]+[.W83]*[.$W$1]+[.X83]*[.$X$1]+[.Y83]*[.$Y$1]+[.Z83]*[.$Z$1]+[.AA83]*[.$AA$1]+[.AB83]*[.$AB$1]+[.AC83]*[.$AC$1]+[.AD83]*[.$AD$1]+[.AE83]*[.$AE$1]+[.AF83]*[.$AF$1]+[.AG83]*[.$AG$1]+[.AH83]*[.$AH$1]+[.AI83]*[.$AI$1]+[.AJ83]*[.$AJ$1]+[.AK83]*[.$AK$1]+[.AL83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 style:data-style-name="N2" text:time-value="11:25:50.956605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4-24T11:38:45.067077494</dc:date>
    <meta:editing-duration>PT16H48M31S</meta:editing-duration>
    <meta:editing-cycles>109</meta:editing-cycles>
    <meta:generator>LibreOffice/4.3.3.2$Linux_X86_64 LibreOffice_project/430m0$Build-2</meta:generator>
    <meta:document-statistic meta:table-count="1" meta:cell-count="528" meta:object-count="0"/>
  </office:meta>
</office:document-meta>
</file>